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7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A6A6A6"/>
    </style:style>
    <style:style style:name="ce12" style:family="table-cell" style:parent-style-name="Default" style:data-style-name="N37">
      <style:table-cell-properties fo:border="thin solid #000000" fo:background-color="#A6A6A6"/>
    </style:style>
    <style:style style:name="ce13" style:family="table-cell" style:parent-style-name="Default" style:data-style-name="N3">
      <style:table-cell-properties fo:border="thin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lefonia_Fix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number-columns-repeated="996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14" table:number-rows-spanned="1" table:style-name="ce14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5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7 a DEZ/2017</text:p>
          </table:table-cell>
          <table:table-cell table:number-columns-repeated="4" table:style-name="ce1"/>
          <table:table-cell office:value-type="float" office:value="2017" table:style-name="ce3">
            <text:p>2017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7">
            <text:p>VARIÁVEL</text:p>
          </table:table-cell>
          <table:table-cell office:value-type="string" table:style-name="ce8">
            <text:p>2017-01</text:p>
          </table:table-cell>
          <table:table-cell office:value-type="string" table:style-name="ce8">
            <text:p>2017-02</text:p>
          </table:table-cell>
          <table:table-cell office:value-type="string" table:style-name="ce8">
            <text:p>2017-03</text:p>
          </table:table-cell>
          <table:table-cell office:value-type="string" table:style-name="ce8">
            <text:p>2017-04</text:p>
          </table:table-cell>
          <table:table-cell office:value-type="string" table:style-name="ce8">
            <text:p>2017-05</text:p>
          </table:table-cell>
          <table:table-cell office:value-type="string" table:style-name="ce8">
            <text:p>2017-06</text:p>
          </table:table-cell>
          <table:table-cell office:value-type="string" table:style-name="ce8">
            <text:p>2017-07</text:p>
          </table:table-cell>
          <table:table-cell office:value-type="string" table:style-name="ce8">
            <text:p>2017-08</text:p>
          </table:table-cell>
          <table:table-cell office:value-type="string" table:style-name="ce8">
            <text:p>2017-09</text:p>
          </table:table-cell>
          <table:table-cell office:value-type="string" table:style-name="ce8">
            <text:p>2017-10</text:p>
          </table:table-cell>
          <table:table-cell office:value-type="string" table:style-name="ce8">
            <text:p>2017-11</text:p>
          </table:table-cell>
          <table:table-cell office:value-type="string" table:style-name="ce8">
            <text:p>2017-1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4.832999999999998" table:style-name="ce10">
            <text:p>94,833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86.694000000000003" table:style-name="ce10">
            <text:p>86,694</text:p>
          </table:table-cell>
          <table:table-cell office:value-type="float" office:value="86.412000000000006" table:style-name="ce10">
            <text:p>86,412</text:p>
          </table:table-cell>
          <table:table-cell office:value-type="float" office:value="86.289000000000001" table:style-name="ce10">
            <text:p>86,289</text:p>
          </table:table-cell>
          <table:table-cell office:value-type="float" office:value="92.606999999999999" table:style-name="ce10">
            <text:p>92,607</text:p>
          </table:table-cell>
          <table:table-cell office:value-type="float" office:value="87.057000000000002" table:style-name="ce10">
            <text:p>87,057</text:p>
          </table:table-cell>
          <table:table-cell office:value-type="float" office:value="89.63" table:style-name="ce10">
            <text:p>89,630</text:p>
          </table:table-cell>
          <table:table-cell office:value-type="float" office:value="88.936000000000007" table:style-name="ce10">
            <text:p>88,936</text:p>
          </table:table-cell>
          <table:table-cell office:value-type="float" office:value="82.835999999999999" table:style-name="ce10">
            <text:p>82,836</text:p>
          </table:table-cell>
          <table:table-cell office:value-type="float" office:value="89.013999999999996" table:style-name="ce10">
            <text:p>89,014</text:p>
          </table:table-cell>
          <table:table-cell office:value-type="float" office:value="87.570999999999998" table:style-name="ce10">
            <text:p>87,571</text:p>
          </table:table-cell>
          <table:table-cell office:value-type="float" office:value="89.091999999999999" table:style-name="ce10">
            <text:p>89,092</text:p>
          </table:table-cell>
          <table:table-cell office:value-type="float" office:value="91.578000000000003" table:style-name="ce10">
            <text:p>91,57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26.042000000000002" table:style-name="ce10">
            <text:p>26,042</text:p>
          </table:table-cell>
          <table:table-cell office:value-type="float" office:value="29.594999999999999" table:style-name="ce10">
            <text:p>29,595</text:p>
          </table:table-cell>
          <table:table-cell office:value-type="float" office:value="17.23" table:style-name="ce10">
            <text:p>17,230</text:p>
          </table:table-cell>
          <table:table-cell office:value-type="float" office:value="42.146999999999998" table:style-name="ce10">
            <text:p>42,147</text:p>
          </table:table-cell>
          <table:table-cell office:value-type="float" office:value="30.684999999999999" table:style-name="ce10">
            <text:p>30,685</text:p>
          </table:table-cell>
          <table:table-cell office:value-type="float" office:value="41.99" table:style-name="ce10">
            <text:p>41,990</text:p>
          </table:table-cell>
          <table:table-cell office:value-type="float" office:value="33.165999999999997" table:style-name="ce10">
            <text:p>33,166</text:p>
          </table:table-cell>
          <table:table-cell office:value-type="float" office:value="17.175999999999998" table:style-name="ce10">
            <text:p>17,176</text:p>
          </table:table-cell>
          <table:table-cell office:value-type="float" office:value="38.094999999999999" table:style-name="ce10">
            <text:p>38,095</text:p>
          </table:table-cell>
          <table:table-cell office:value-type="float" office:value="33.710999999999999" table:style-name="ce10">
            <text:p>33,711</text:p>
          </table:table-cell>
          <table:table-cell office:value-type="float" office:value="44.036999999999999" table:style-name="ce10">
            <text:p>44,037</text:p>
          </table:table-cell>
          <table:table-cell office:value-type="float" office:value="55.423000000000002" table:style-name="ce10">
            <text:p>55,42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91.667000000000002" table:style-name="ce10">
            <text:p>91,667</text:p>
          </table:table-cell>
          <table:table-cell office:value-type="float" office:value="70.626000000000005" table:style-name="ce10">
            <text:p>70,626</text:p>
          </table:table-cell>
          <table:table-cell office:value-type="float" office:value="70.971000000000004" table:style-name="ce10">
            <text:p>70,971</text:p>
          </table:table-cell>
          <table:table-cell office:value-type="float" office:value="76.804000000000002" table:style-name="ce10">
            <text:p>76,804</text:p>
          </table:table-cell>
          <table:table-cell office:value-type="float" office:value="69.399000000000001" table:style-name="ce10">
            <text:p>69,399</text:p>
          </table:table-cell>
          <table:table-cell office:value-type="float" office:value="72.722999999999999" table:style-name="ce10">
            <text:p>72,723</text:p>
          </table:table-cell>
          <table:table-cell office:value-type="float" office:value="92.593000000000004" table:style-name="ce10">
            <text:p>92,593</text:p>
          </table:table-cell>
          <table:table-cell office:value-type="float" office:value="72.474000000000004" table:style-name="ce10">
            <text:p>72,474</text:p>
          </table:table-cell>
          <table:table-cell office:value-type="float" office:value="68.876000000000005" table:style-name="ce10">
            <text:p>68,876</text:p>
          </table:table-cell>
          <table:table-cell office:value-type="float" office:value="79.546000000000006" table:style-name="ce10">
            <text:p>79,546</text:p>
          </table:table-cell>
          <table:table-cell office:value-type="float" office:value="80.775000000000006" table:style-name="ce10">
            <text:p>80,775</text:p>
          </table:table-cell>
          <table:table-cell office:value-type="float" office:value="65.893000000000001" table:style-name="ce10">
            <text:p>65,89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31.798999999999999" table:style-name="ce10">
            <text:p>31,799</text:p>
          </table:table-cell>
          <table:table-cell office:value-type="float" office:value="40.078000000000003" table:style-name="ce10">
            <text:p>40,078</text:p>
          </table:table-cell>
          <table:table-cell office:value-type="float" office:value="31.812999999999999" table:style-name="ce10">
            <text:p>31,813</text:p>
          </table:table-cell>
          <table:table-cell office:value-type="float" office:value="46.423999999999999" table:style-name="ce10">
            <text:p>46,424</text:p>
          </table:table-cell>
          <table:table-cell office:value-type="float" office:value="21.065999999999999" table:style-name="ce10">
            <text:p>21,066</text:p>
          </table:table-cell>
          <table:table-cell office:value-type="float" office:value="18.452000000000002" table:style-name="ce10">
            <text:p>18,452</text:p>
          </table:table-cell>
          <table:table-cell office:value-type="float" office:value="44.585999999999999" table:style-name="ce10">
            <text:p>44,586</text:p>
          </table:table-cell>
          <table:table-cell office:value-type="float" office:value="37.308999999999997" table:style-name="ce10">
            <text:p>37,309</text:p>
          </table:table-cell>
          <table:table-cell office:value-type="float" office:value="48.41" table:style-name="ce10">
            <text:p>48,410</text:p>
          </table:table-cell>
          <table:table-cell office:value-type="float" office:value="40.045000000000002" table:style-name="ce10">
            <text:p>40,045</text:p>
          </table:table-cell>
          <table:table-cell office:value-type="float" office:value="41.881" table:style-name="ce10">
            <text:p>41,881</text:p>
          </table:table-cell>
          <table:table-cell office:value-type="float" office:value="34.290999999999997" table:style-name="ce10">
            <text:p>34,29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64.325999999999993" table:style-name="ce10">
            <text:p>64,326</text:p>
          </table:table-cell>
          <table:table-cell office:value-type="float" office:value="72.12" table:style-name="ce10">
            <text:p>72,120</text:p>
          </table:table-cell>
          <table:table-cell office:value-type="float" office:value="66.665000000000006" table:style-name="ce10">
            <text:p>66,665</text:p>
          </table:table-cell>
          <table:table-cell office:value-type="float" office:value="78.275999999999996" table:style-name="ce10">
            <text:p>78,276</text:p>
          </table:table-cell>
          <table:table-cell office:value-type="float" office:value="70.307000000000002" table:style-name="ce10">
            <text:p>70,307</text:p>
          </table:table-cell>
          <table:table-cell office:value-type="float" office:value="72.116" table:style-name="ce10">
            <text:p>72,116</text:p>
          </table:table-cell>
          <table:table-cell office:value-type="float" office:value="74.015000000000001" table:style-name="ce10">
            <text:p>74,015</text:p>
          </table:table-cell>
          <table:table-cell office:value-type="float" office:value="69.38" table:style-name="ce10">
            <text:p>69,380</text:p>
          </table:table-cell>
          <table:table-cell office:value-type="float" office:value="76.507999999999996" table:style-name="ce10">
            <text:p>76,508</text:p>
          </table:table-cell>
          <table:table-cell office:value-type="float" office:value="73.658000000000001" table:style-name="ce10">
            <text:p>73,658</text:p>
          </table:table-cell>
          <table:table-cell office:value-type="float" office:value="75.451999999999998" table:style-name="ce10">
            <text:p>75,452</text:p>
          </table:table-cell>
          <table:table-cell office:value-type="float" office:value="78.631" table:style-name="ce10">
            <text:p>78,631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Índice de Reclamações</text:p>
          </table:table-cell>
          <table:table-cell office:value-type="float" office:value="0.25600000000000001" table:style-name="ce10">
            <text:p>0,256</text:p>
          </table:table-cell>
          <table:table-cell office:value-type="float" office:value="0.28100000000000003" table:style-name="ce10">
            <text:p>0,281</text:p>
          </table:table-cell>
          <table:table-cell office:value-type="float" office:value="0.308" table:style-name="ce10">
            <text:p>0,308</text:p>
          </table:table-cell>
          <table:table-cell office:value-type="float" office:value="0.26400000000000001" table:style-name="ce10">
            <text:p>0,264</text:p>
          </table:table-cell>
          <table:table-cell office:value-type="float" office:value="0.28599999999999998" table:style-name="ce10">
            <text:p>0,286</text:p>
          </table:table-cell>
          <table:table-cell office:value-type="float" office:value="0.245" table:style-name="ce10">
            <text:p>0,245</text:p>
          </table:table-cell>
          <table:table-cell office:value-type="float" office:value="0.23100000000000001" table:style-name="ce10">
            <text:p>0,231</text:p>
          </table:table-cell>
          <table:table-cell office:value-type="float" office:value="0.23300000000000001" table:style-name="ce10">
            <text:p>0,233</text:p>
          </table:table-cell>
          <table:table-cell office:value-type="float" office:value="0.249" table:style-name="ce10">
            <text:p>0,249</text:p>
          </table:table-cell>
          <table:table-cell office:value-type="float" office:value="0.27800000000000002" table:style-name="ce10">
            <text:p>0,278</text:p>
          </table:table-cell>
          <table:table-cell office:value-type="float" office:value="0.25600000000000001" table:style-name="ce10">
            <text:p>0,256</text:p>
          </table:table-cell>
          <table:table-cell office:value-type="float" office:value="0.254" table:style-name="ce10">
            <text:p>0,25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Índice de Reclamações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0.66600000000000004" table:style-name="ce10">
            <text:p>0,666</text:p>
          </table:table-cell>
          <table:table-cell office:value-type="float" office:value="0.85399999999999998" table:style-name="ce10">
            <text:p>0,854</text:p>
          </table:table-cell>
          <table:table-cell office:value-type="float" office:value="0.626" table:style-name="ce10">
            <text:p>0,626</text:p>
          </table:table-cell>
          <table:table-cell office:value-type="float" office:value="0.82599999999999996" table:style-name="ce10">
            <text:p>0,826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5800000000000001" table:style-name="ce10">
            <text:p>0,758</text:p>
          </table:table-cell>
          <table:table-cell office:value-type="float" office:value="0.97799999999999998" table:style-name="ce10">
            <text:p>0,978</text:p>
          </table:table-cell>
          <table:table-cell office:value-type="float" office:value="0.755" table:style-name="ce10">
            <text:p>0,755</text:p>
          </table:table-cell>
          <table:table-cell office:value-type="float" office:value="0.80700000000000005" table:style-name="ce10">
            <text:p>0,807</text:p>
          </table:table-cell>
          <table:table-cell office:value-type="float" office:value="0.753" table:style-name="ce10">
            <text:p>0,753</text:p>
          </table:table-cell>
          <table:table-cell office:value-type="float" office:value="0.66300000000000003" table:style-name="ce10">
            <text:p>0,66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Índice de Reclamações</text:p>
          </table:table-cell>
          <table:table-cell office:value-type="float" office:value="2.823" table:style-name="ce10">
            <text:p>2,823</text:p>
          </table:table-cell>
          <table:table-cell office:value-type="float" office:value="2.4510000000000001" table:style-name="ce10">
            <text:p>2,451</text:p>
          </table:table-cell>
          <table:table-cell office:value-type="float" office:value="2.8730000000000002" table:style-name="ce10">
            <text:p>2,873</text:p>
          </table:table-cell>
          <table:table-cell office:value-type="float" office:value="2.1469999999999998" table:style-name="ce10">
            <text:p>2,147</text:p>
          </table:table-cell>
          <table:table-cell office:value-type="float" office:value="2.57" table:style-name="ce10">
            <text:p>2,570</text:p>
          </table:table-cell>
          <table:table-cell office:value-type="float" office:value="2.1949999999999998" table:style-name="ce10">
            <text:p>2,195</text:p>
          </table:table-cell>
          <table:table-cell office:value-type="float" office:value="2.3039999999999998" table:style-name="ce10">
            <text:p>2,304</text:p>
          </table:table-cell>
          <table:table-cell office:value-type="float" office:value="2.8410000000000002" table:style-name="ce10">
            <text:p>2,841</text:p>
          </table:table-cell>
          <table:table-cell office:value-type="float" office:value="2.3540000000000001" table:style-name="ce10">
            <text:p>2,354</text:p>
          </table:table-cell>
          <table:table-cell office:value-type="float" office:value="2.54" table:style-name="ce10">
            <text:p>2,540</text:p>
          </table:table-cell>
          <table:table-cell office:value-type="float" office:value="2.1819999999999999" table:style-name="ce10">
            <text:p>2,182</text:p>
          </table:table-cell>
          <table:table-cell office:value-type="float" office:value="1.9650000000000001" table:style-name="ce10">
            <text:p>1,96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Índice de Reclamações</text:p>
          </table:table-cell>
          <table:table-cell office:value-type="float" office:value="0.107" table:style-name="ce10">
            <text:p>0,107</text:p>
          </table:table-cell>
          <table:table-cell office:value-type="float" office:value="8.7999999999999995E-2" table:style-name="ce10">
            <text:p>0,088</text:p>
          </table:table-cell>
          <table:table-cell office:value-type="float" office:value="0.247" table:style-name="ce10">
            <text:p>0,247</text:p>
          </table:table-cell>
          <table:table-cell office:value-type="float" office:value="0.13300000000000001" table:style-name="ce10">
            <text:p>0,133</text:p>
          </table:table-cell>
          <table:table-cell office:value-type="float" office:value="0.14699999999999999" table:style-name="ce10">
            <text:p>0,147</text:p>
          </table:table-cell>
          <table:table-cell office:value-type="float" office:value="0.17399999999999999" table:style-name="ce10">
            <text:p>0,174</text:p>
          </table:table-cell>
          <table:table-cell office:value-type="float" office:value="0.20399999999999999" table:style-name="ce10">
            <text:p>0,204</text:p>
          </table:table-cell>
          <table:table-cell office:value-type="float" office:value="0.17299999999999999" table:style-name="ce10">
            <text:p>0,173</text:p>
          </table:table-cell>
          <table:table-cell office:value-type="float" office:value="0.14799999999999999" table:style-name="ce10">
            <text:p>0,148</text:p>
          </table:table-cell>
          <table:table-cell office:value-type="float" office:value="0.19800000000000001" table:style-name="ce10">
            <text:p>0,198</text:p>
          </table:table-cell>
          <table:table-cell office:value-type="float" office:value="0.27800000000000002" table:style-name="ce10">
            <text:p>0,278</text:p>
          </table:table-cell>
          <table:table-cell office:value-type="float" office:value="0.26700000000000002" table:style-name="ce10">
            <text:p>0,26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Índice de Reclamações</text:p>
          </table:table-cell>
          <table:table-cell office:value-type="float" office:value="2.343" table:style-name="ce10">
            <text:p>2,343</text:p>
          </table:table-cell>
          <table:table-cell office:value-type="float" office:value="1.976" table:style-name="ce10">
            <text:p>1,976</text:p>
          </table:table-cell>
          <table:table-cell office:value-type="float" office:value="2.2309999999999999" table:style-name="ce10">
            <text:p>2,231</text:p>
          </table:table-cell>
          <table:table-cell office:value-type="float" office:value="1.7689999999999999" table:style-name="ce10">
            <text:p>1,769</text:p>
          </table:table-cell>
          <table:table-cell office:value-type="float" office:value="2.524" table:style-name="ce10">
            <text:p>2,524</text:p>
          </table:table-cell>
          <table:table-cell office:value-type="float" office:value="2.669" table:style-name="ce10">
            <text:p>2,669</text:p>
          </table:table-cell>
          <table:table-cell office:value-type="float" office:value="1.782" table:style-name="ce10">
            <text:p>1,782</text:p>
          </table:table-cell>
          <table:table-cell office:value-type="float" office:value="2.0779999999999998" table:style-name="ce10">
            <text:p>2,078</text:p>
          </table:table-cell>
          <table:table-cell office:value-type="float" office:value="1.681" table:style-name="ce10">
            <text:p>1,681</text:p>
          </table:table-cell>
          <table:table-cell office:value-type="float" office:value="1.9850000000000001" table:style-name="ce10">
            <text:p>1,985</text:p>
          </table:table-cell>
          <table:table-cell office:value-type="float" office:value="2.0169999999999999" table:style-name="ce10">
            <text:p>2,017</text:p>
          </table:table-cell>
          <table:table-cell office:value-type="float" office:value="2.12" table:style-name="ce10">
            <text:p>2,12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Índice de Reclamações</text:p>
          </table:table-cell>
          <table:table-cell office:value-type="float" office:value="1.6439999999999999" table:style-name="ce10">
            <text:p>1,644</text:p>
          </table:table-cell>
          <table:table-cell office:value-type="float" office:value="1.3640000000000001" table:style-name="ce10">
            <text:p>1,364</text:p>
          </table:table-cell>
          <table:table-cell office:value-type="float" office:value="1.56" table:style-name="ce10">
            <text:p>1,560</text:p>
          </table:table-cell>
          <table:table-cell office:value-type="float" office:value="1.1419999999999999" table:style-name="ce10">
            <text:p>1,142</text:p>
          </table:table-cell>
          <table:table-cell office:value-type="float" office:value="1.429" table:style-name="ce10">
            <text:p>1,429</text:p>
          </table:table-cell>
          <table:table-cell office:value-type="float" office:value="1.3640000000000001" table:style-name="ce10">
            <text:p>1,364</text:p>
          </table:table-cell>
          <table:table-cell office:value-type="float" office:value="1.2949999999999999" table:style-name="ce10">
            <text:p>1,295</text:p>
          </table:table-cell>
          <table:table-cell office:value-type="float" office:value="1.462" table:style-name="ce10">
            <text:p>1,462</text:p>
          </table:table-cell>
          <table:table-cell office:value-type="float" office:value="1.206" table:style-name="ce10">
            <text:p>1,206</text:p>
          </table:table-cell>
          <table:table-cell office:value-type="float" office:value="1.3080000000000001" table:style-name="ce10">
            <text:p>1,308</text:p>
          </table:table-cell>
          <table:table-cell office:value-type="float" office:value="1.244" table:style-name="ce10">
            <text:p>1,244</text:p>
          </table:table-cell>
          <table:table-cell office:value-type="float" office:value="1.129" table:style-name="ce10">
            <text:p>1,129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987456" table:style-name="ce13">
            <text:p>987.456</text:p>
          </table:table-cell>
          <table:table-cell office:value-type="float" office:value="993312" table:style-name="ce13">
            <text:p>993.312</text:p>
          </table:table-cell>
          <table:table-cell office:value-type="float" office:value="998825" table:style-name="ce13">
            <text:p>998.825</text:p>
          </table:table-cell>
          <table:table-cell office:value-type="float" office:value="1018214" table:style-name="ce13">
            <text:p>1.018.214</text:p>
          </table:table-cell>
          <table:table-cell office:value-type="float" office:value="1033260" table:style-name="ce13">
            <text:p>1.033.260</text:p>
          </table:table-cell>
          <table:table-cell office:value-type="float" office:value="1034804" table:style-name="ce13">
            <text:p>1.034.804</text:p>
          </table:table-cell>
          <table:table-cell office:value-type="float" office:value="1041610" table:style-name="ce13">
            <text:p>1.041.610</text:p>
          </table:table-cell>
          <table:table-cell office:value-type="float" office:value="1041610" table:style-name="ce13">
            <text:p>1.041.610</text:p>
          </table:table-cell>
          <table:table-cell office:value-type="float" office:value="1070399" table:style-name="ce13">
            <text:p>1.070.399</text:p>
          </table:table-cell>
          <table:table-cell office:value-type="float" office:value="1076587" table:style-name="ce13">
            <text:p>1.076.587</text:p>
          </table:table-cell>
          <table:table-cell office:value-type="float" office:value="1080230" table:style-name="ce13">
            <text:p>1.080.230</text:p>
          </table:table-cell>
          <table:table-cell office:value-type="float" office:value="1090191" table:style-name="ce13">
            <text:p>1.090.19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1122408" table:style-name="ce13">
            <text:p>11.122.408</text:p>
          </table:table-cell>
          <table:table-cell office:value-type="float" office:value="11021311" table:style-name="ce13">
            <text:p>11.021.311</text:p>
          </table:table-cell>
          <table:table-cell office:value-type="float" office:value="10969040" table:style-name="ce13">
            <text:p>10.969.040</text:p>
          </table:table-cell>
          <table:table-cell office:value-type="float" office:value="10920660" table:style-name="ce13">
            <text:p>10.920.660</text:p>
          </table:table-cell>
          <table:table-cell office:value-type="float" office:value="10873717" table:style-name="ce13">
            <text:p>10.873.717</text:p>
          </table:table-cell>
          <table:table-cell office:value-type="float" office:value="10827462" table:style-name="ce13">
            <text:p>10.827.462</text:p>
          </table:table-cell>
          <table:table-cell office:value-type="float" office:value="10829377" table:style-name="ce13">
            <text:p>10.829.377</text:p>
          </table:table-cell>
          <table:table-cell office:value-type="float" office:value="10829377" table:style-name="ce13">
            <text:p>10.829.377</text:p>
          </table:table-cell>
          <table:table-cell office:value-type="float" office:value="10855122" table:style-name="ce13">
            <text:p>10.855.122</text:p>
          </table:table-cell>
          <table:table-cell office:value-type="float" office:value="10867522" table:style-name="ce13">
            <text:p>10.867.522</text:p>
          </table:table-cell>
          <table:table-cell office:value-type="float" office:value="10886102" table:style-name="ce13">
            <text:p>10.886.102</text:p>
          </table:table-cell>
          <table:table-cell office:value-type="float" office:value="10873328" table:style-name="ce13">
            <text:p>10.873.32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4283978" table:style-name="ce13">
            <text:p>14.283.978</text:p>
          </table:table-cell>
          <table:table-cell office:value-type="float" office:value="14226796" table:style-name="ce13">
            <text:p>14.226.796</text:p>
          </table:table-cell>
          <table:table-cell office:value-type="float" office:value="14151416" table:style-name="ce13">
            <text:p>14.151.416</text:p>
          </table:table-cell>
          <table:table-cell office:value-type="float" office:value="14099843" table:style-name="ce13">
            <text:p>14.099.843</text:p>
          </table:table-cell>
          <table:table-cell office:value-type="float" office:value="14034550" table:style-name="ce13">
            <text:p>14.034.550</text:p>
          </table:table-cell>
          <table:table-cell office:value-type="float" office:value="13978211" table:style-name="ce13">
            <text:p>13.978.211</text:p>
          </table:table-cell>
          <table:table-cell office:value-type="float" office:value="13920203" table:style-name="ce13">
            <text:p>13.920.203</text:p>
          </table:table-cell>
          <table:table-cell office:value-type="float" office:value="13920203" table:style-name="ce13">
            <text:p>13.920.203</text:p>
          </table:table-cell>
          <table:table-cell office:value-type="float" office:value="13767598" table:style-name="ce13">
            <text:p>13.767.598</text:p>
          </table:table-cell>
          <table:table-cell office:value-type="float" office:value="13681539" table:style-name="ce13">
            <text:p>13.681.539</text:p>
          </table:table-cell>
          <table:table-cell office:value-type="float" office:value="13587752" table:style-name="ce13">
            <text:p>13.587.752</text:p>
          </table:table-cell>
          <table:table-cell office:value-type="float" office:value="13494731" table:style-name="ce13">
            <text:p>13.494.73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262612" table:style-name="ce13">
            <text:p>262.612</text:p>
          </table:table-cell>
          <table:table-cell office:value-type="float" office:value="262632" table:style-name="ce13">
            <text:p>262.632</text:p>
          </table:table-cell>
          <table:table-cell office:value-type="float" office:value="263599" table:style-name="ce13">
            <text:p>263.599</text:p>
          </table:table-cell>
          <table:table-cell office:value-type="float" office:value="264085" table:style-name="ce13">
            <text:p>264.085</text:p>
          </table:table-cell>
          <table:table-cell office:value-type="float" office:value="264493" table:style-name="ce13">
            <text:p>264.493</text:p>
          </table:table-cell>
          <table:table-cell office:value-type="float" office:value="264612" table:style-name="ce13">
            <text:p>264.612</text:p>
          </table:table-cell>
          <table:table-cell office:value-type="float" office:value="265253" table:style-name="ce13">
            <text:p>265.253</text:p>
          </table:table-cell>
          <table:table-cell office:value-type="float" office:value="265253" table:style-name="ce13">
            <text:p>265.253</text:p>
          </table:table-cell>
          <table:table-cell office:value-type="float" office:value="263943" table:style-name="ce13">
            <text:p>263.943</text:p>
          </table:table-cell>
          <table:table-cell office:value-type="float" office:value="262956" table:style-name="ce13">
            <text:p>262.956</text:p>
          </table:table-cell>
          <table:table-cell office:value-type="float" office:value="262989" table:style-name="ce13">
            <text:p>262.989</text:p>
          </table:table-cell>
          <table:table-cell office:value-type="float" office:value="261797" table:style-name="ce13">
            <text:p>261.79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522451" table:style-name="ce13">
            <text:p>522.451</text:p>
          </table:table-cell>
          <table:table-cell office:value-type="float" office:value="523660" table:style-name="ce13">
            <text:p>523.660</text:p>
          </table:table-cell>
          <table:table-cell office:value-type="float" office:value="525247" table:style-name="ce13">
            <text:p>525.247</text:p>
          </table:table-cell>
          <table:table-cell office:value-type="float" office:value="529160" table:style-name="ce13">
            <text:p>529.160</text:p>
          </table:table-cell>
          <table:table-cell office:value-type="float" office:value="532863" table:style-name="ce13">
            <text:p>532.863</text:p>
          </table:table-cell>
          <table:table-cell office:value-type="float" office:value="541730" table:style-name="ce13">
            <text:p>541.730</text:p>
          </table:table-cell>
          <table:table-cell office:value-type="float" office:value="705816" table:style-name="ce13">
            <text:p>705.816</text:p>
          </table:table-cell>
          <table:table-cell office:value-type="float" office:value="705816" table:style-name="ce13">
            <text:p>705.816</text:p>
          </table:table-cell>
          <table:table-cell office:value-type="float" office:value="717307" table:style-name="ce13">
            <text:p>717.307</text:p>
          </table:table-cell>
          <table:table-cell office:value-type="float" office:value="718886" table:style-name="ce13">
            <text:p>718.886</text:p>
          </table:table-cell>
          <table:table-cell office:value-type="float" office:value="674111" table:style-name="ce13">
            <text:p>674.111</text:p>
          </table:table-cell>
          <table:table-cell office:value-type="float" office:value="676492" table:style-name="ce13">
            <text:p>676.49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4370427" table:style-name="ce13">
            <text:p>14.370.427</text:p>
          </table:table-cell>
          <table:table-cell office:value-type="float" office:value="14272255" table:style-name="ce13">
            <text:p>14.272.255</text:p>
          </table:table-cell>
          <table:table-cell office:value-type="float" office:value="14367367" table:style-name="ce13">
            <text:p>14.367.367</text:p>
          </table:table-cell>
          <table:table-cell office:value-type="float" office:value="14350549" table:style-name="ce13">
            <text:p>14.350.549</text:p>
          </table:table-cell>
          <table:table-cell office:value-type="float" office:value="14324647" table:style-name="ce13">
            <text:p>14.324.647</text:p>
          </table:table-cell>
          <table:table-cell office:value-type="float" office:value="14323118" table:style-name="ce13">
            <text:p>14.323.118</text:p>
          </table:table-cell>
          <table:table-cell office:value-type="float" office:value="14276681" table:style-name="ce13">
            <text:p>14.276.681</text:p>
          </table:table-cell>
          <table:table-cell office:value-type="float" office:value="14276681" table:style-name="ce13">
            <text:p>14.276.681</text:p>
          </table:table-cell>
          <table:table-cell office:value-type="float" office:value="14198892" table:style-name="ce13">
            <text:p>14.198.892</text:p>
          </table:table-cell>
          <table:table-cell office:value-type="float" office:value="14159368" table:style-name="ce13">
            <text:p>14.159.368</text:p>
          </table:table-cell>
          <table:table-cell office:value-type="float" office:value="14175843" table:style-name="ce13">
            <text:p>14.175.843</text:p>
          </table:table-cell>
          <table:table-cell office:value-type="float" office:value="14132892" table:style-name="ce13">
            <text:p>14.132.892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abertas</text:p>
          </table:table-cell>
          <table:table-cell office:value-type="float" office:value="20" table:style-name="ce13">
            <text:p>2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3">
            <text:p>13</text:p>
          </table:table-cell>
          <table:table-cell office:value-type="float" office:value="19" table:style-name="ce13">
            <text:p>19</text:p>
          </table:table-cell>
          <table:table-cell office:value-type="float" office:value="21" table:style-name="ce13">
            <text:p>21</text:p>
          </table:table-cell>
          <table:table-cell office:value-type="float" office:value="15" table:style-name="ce13">
            <text:p>1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1" table:style-name="ce13">
            <text:p>21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3">
            <text:p>1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abertas</text:p>
          </table:table-cell>
          <table:table-cell office:value-type="float" office:value="442" table:style-name="ce13">
            <text:p>442</text:p>
          </table:table-cell>
          <table:table-cell office:value-type="float" office:value="523" table:style-name="ce13">
            <text:p>523</text:p>
          </table:table-cell>
          <table:table-cell office:value-type="float" office:value="601" table:style-name="ce13">
            <text:p>601</text:p>
          </table:table-cell>
          <table:table-cell office:value-type="float" office:value="339" table:style-name="ce13">
            <text:p>339</text:p>
          </table:table-cell>
          <table:table-cell office:value-type="float" office:value="456" table:style-name="ce13">
            <text:p>456</text:p>
          </table:table-cell>
          <table:table-cell office:value-type="float" office:value="444" table:style-name="ce13">
            <text:p>444</text:p>
          </table:table-cell>
          <table:table-cell office:value-type="float" office:value="408" table:style-name="ce13">
            <text:p>408</text:p>
          </table:table-cell>
          <table:table-cell office:value-type="float" office:value="490" table:style-name="ce13">
            <text:p>490</text:p>
          </table:table-cell>
          <table:table-cell office:value-type="float" office:value="421" table:style-name="ce13">
            <text:p>421</text:p>
          </table:table-cell>
          <table:table-cell office:value-type="float" office:value="470" table:style-name="ce13">
            <text:p>470</text:p>
          </table:table-cell>
          <table:table-cell office:value-type="float" office:value="477" table:style-name="ce13">
            <text:p>477</text:p>
          </table:table-cell>
          <table:table-cell office:value-type="float" office:value="417" table:style-name="ce13">
            <text:p>41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abertas</text:p>
          </table:table-cell>
          <table:table-cell office:value-type="float" office:value="3550" table:style-name="ce13">
            <text:p>3.550</text:p>
          </table:table-cell>
          <table:table-cell office:value-type="float" office:value="3987" table:style-name="ce13">
            <text:p>3.987</text:p>
          </table:table-cell>
          <table:table-cell office:value-type="float" office:value="5096" table:style-name="ce13">
            <text:p>5.096</text:p>
          </table:table-cell>
          <table:table-cell office:value-type="float" office:value="3966" table:style-name="ce13">
            <text:p>3.966</text:p>
          </table:table-cell>
          <table:table-cell office:value-type="float" office:value="4551" table:style-name="ce13">
            <text:p>4.551</text:p>
          </table:table-cell>
          <table:table-cell office:value-type="float" office:value="3434" table:style-name="ce13">
            <text:p>3.434</text:p>
          </table:table-cell>
          <table:table-cell office:value-type="float" office:value="3964" table:style-name="ce13">
            <text:p>3.964</text:p>
          </table:table-cell>
          <table:table-cell office:value-type="float" office:value="5301" table:style-name="ce13">
            <text:p>5.301</text:p>
          </table:table-cell>
          <table:table-cell office:value-type="float" office:value="3372" table:style-name="ce13">
            <text:p>3.372</text:p>
          </table:table-cell>
          <table:table-cell office:value-type="float" office:value="3179" table:style-name="ce13">
            <text:p>3.179</text:p>
          </table:table-cell>
          <table:table-cell office:value-type="float" office:value="2538" table:style-name="ce13">
            <text:p>2.538</text:p>
          </table:table-cell>
          <table:table-cell office:value-type="float" office:value="1975" table:style-name="ce13">
            <text:p>1.97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abertas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3">
            <text:p>9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3">
            <text:p>1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abertas</text:p>
          </table:table-cell>
          <table:table-cell office:value-type="float" office:value="145" table:style-name="ce13">
            <text:p>145</text:p>
          </table:table-cell>
          <table:table-cell office:value-type="float" office:value="143" table:style-name="ce13">
            <text:p>143</text:p>
          </table:table-cell>
          <table:table-cell office:value-type="float" office:value="188" table:style-name="ce13">
            <text:p>188</text:p>
          </table:table-cell>
          <table:table-cell office:value-type="float" office:value="134" table:style-name="ce13">
            <text:p>134</text:p>
          </table:table-cell>
          <table:table-cell office:value-type="float" office:value="237" table:style-name="ce13">
            <text:p>237</text:p>
          </table:table-cell>
          <table:table-cell office:value-type="float" office:value="220" table:style-name="ce13">
            <text:p>220</text:p>
          </table:table-cell>
          <table:table-cell office:value-type="float" office:value="182" table:style-name="ce13">
            <text:p>182</text:p>
          </table:table-cell>
          <table:table-cell office:value-type="float" office:value="194" table:style-name="ce13">
            <text:p>194</text:p>
          </table:table-cell>
          <table:table-cell office:value-type="float" office:value="159" table:style-name="ce13">
            <text:p>159</text:p>
          </table:table-cell>
          <table:table-cell office:value-type="float" office:value="184" table:style-name="ce13">
            <text:p>184</text:p>
          </table:table-cell>
          <table:table-cell office:value-type="float" office:value="144" table:style-name="ce13">
            <text:p>144</text:p>
          </table:table-cell>
          <table:table-cell office:value-type="float" office:value="220" table:style-name="ce13">
            <text:p>22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abertas</text:p>
          </table:table-cell>
          <table:table-cell office:value-type="float" office:value="1566" table:style-name="ce13">
            <text:p>1.566</text:p>
          </table:table-cell>
          <table:table-cell office:value-type="float" office:value="1233" table:style-name="ce13">
            <text:p>1.233</text:p>
          </table:table-cell>
          <table:table-cell office:value-type="float" office:value="1477" table:style-name="ce13">
            <text:p>1.477</text:p>
          </table:table-cell>
          <table:table-cell office:value-type="float" office:value="904" table:style-name="ce13">
            <text:p>904</text:p>
          </table:table-cell>
          <table:table-cell office:value-type="float" office:value="1189" table:style-name="ce13">
            <text:p>1.189</text:p>
          </table:table-cell>
          <table:table-cell office:value-type="float" office:value="1176" table:style-name="ce13">
            <text:p>1.176</text:p>
          </table:table-cell>
          <table:table-cell office:value-type="float" office:value="1167" table:style-name="ce13">
            <text:p>1.167</text:p>
          </table:table-cell>
          <table:table-cell office:value-type="float" office:value="1281" table:style-name="ce13">
            <text:p>1.281</text:p>
          </table:table-cell>
          <table:table-cell office:value-type="float" office:value="996" table:style-name="ce13">
            <text:p>996</text:p>
          </table:table-cell>
          <table:table-cell office:value-type="float" office:value="1177" table:style-name="ce13">
            <text:p>1.177</text:p>
          </table:table-cell>
          <table:table-cell office:value-type="float" office:value="1073" table:style-name="ce13">
            <text:p>1.073</text:p>
          </table:table-cell>
          <table:table-cell office:value-type="float" office:value="885" table:style-name="ce13">
            <text:p>885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</text:p>
          </table:table-cell>
          <table:table-cell office:value-type="float" office:value="253" table:style-name="ce13">
            <text:p>253</text:p>
          </table:table-cell>
          <table:table-cell office:value-type="float" office:value="279" table:style-name="ce13">
            <text:p>279</text:p>
          </table:table-cell>
          <table:table-cell office:value-type="float" office:value="308" table:style-name="ce13">
            <text:p>308</text:p>
          </table:table-cell>
          <table:table-cell office:value-type="float" office:value="269" table:style-name="ce13">
            <text:p>269</text:p>
          </table:table-cell>
          <table:table-cell office:value-type="float" office:value="296" table:style-name="ce13">
            <text:p>296</text:p>
          </table:table-cell>
          <table:table-cell office:value-type="float" office:value="254" table:style-name="ce13">
            <text:p>254</text:p>
          </table:table-cell>
          <table:table-cell office:value-type="float" office:value="241" table:style-name="ce13">
            <text:p>241</text:p>
          </table:table-cell>
          <table:table-cell office:value-type="float" office:value="243" table:style-name="ce13">
            <text:p>243</text:p>
          </table:table-cell>
          <table:table-cell office:value-type="float" office:value="267" table:style-name="ce13">
            <text:p>267</text:p>
          </table:table-cell>
          <table:table-cell office:value-type="float" office:value="299" table:style-name="ce13">
            <text:p>299</text:p>
          </table:table-cell>
          <table:table-cell office:value-type="float" office:value="277" table:style-name="ce13">
            <text:p>277</text:p>
          </table:table-cell>
          <table:table-cell office:value-type="float" office:value="277" table:style-name="ce13">
            <text:p>27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</text:p>
          </table:table-cell>
          <table:table-cell office:value-type="float" office:value="9332" table:style-name="ce13">
            <text:p>9.332</text:p>
          </table:table-cell>
          <table:table-cell office:value-type="float" office:value="7341" table:style-name="ce13">
            <text:p>7.341</text:p>
          </table:table-cell>
          <table:table-cell office:value-type="float" office:value="9363" table:style-name="ce13">
            <text:p>9.363</text:p>
          </table:table-cell>
          <table:table-cell office:value-type="float" office:value="6838" table:style-name="ce13">
            <text:p>6.838</text:p>
          </table:table-cell>
          <table:table-cell office:value-type="float" office:value="8981" table:style-name="ce13">
            <text:p>8.981</text:p>
          </table:table-cell>
          <table:table-cell office:value-type="float" office:value="7940" table:style-name="ce13">
            <text:p>7.940</text:p>
          </table:table-cell>
          <table:table-cell office:value-type="float" office:value="8212" table:style-name="ce13">
            <text:p>8.212</text:p>
          </table:table-cell>
          <table:table-cell office:value-type="float" office:value="10590" table:style-name="ce13">
            <text:p>10.590</text:p>
          </table:table-cell>
          <table:table-cell office:value-type="float" office:value="8201" table:style-name="ce13">
            <text:p>8.201</text:p>
          </table:table-cell>
          <table:table-cell office:value-type="float" office:value="8775" table:style-name="ce13">
            <text:p>8.775</text:p>
          </table:table-cell>
          <table:table-cell office:value-type="float" office:value="8194" table:style-name="ce13">
            <text:p>8.194</text:p>
          </table:table-cell>
          <table:table-cell office:value-type="float" office:value="7211" table:style-name="ce13">
            <text:p>7.21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</text:p>
          </table:table-cell>
          <table:table-cell office:value-type="float" office:value="40330" table:style-name="ce13">
            <text:p>40.330</text:p>
          </table:table-cell>
          <table:table-cell office:value-type="float" office:value="34875" table:style-name="ce13">
            <text:p>34.875</text:p>
          </table:table-cell>
          <table:table-cell office:value-type="float" office:value="40654" table:style-name="ce13">
            <text:p>40.654</text:p>
          </table:table-cell>
          <table:table-cell office:value-type="float" office:value="30273" table:style-name="ce13">
            <text:p>30.273</text:p>
          </table:table-cell>
          <table:table-cell office:value-type="float" office:value="36070" table:style-name="ce13">
            <text:p>36.070</text:p>
          </table:table-cell>
          <table:table-cell office:value-type="float" office:value="30676" table:style-name="ce13">
            <text:p>30.676</text:p>
          </table:table-cell>
          <table:table-cell office:value-type="float" office:value="32077" table:style-name="ce13">
            <text:p>32.077</text:p>
          </table:table-cell>
          <table:table-cell office:value-type="float" office:value="39549" table:style-name="ce13">
            <text:p>39.549</text:p>
          </table:table-cell>
          <table:table-cell office:value-type="float" office:value="32404" table:style-name="ce13">
            <text:p>32.404</text:p>
          </table:table-cell>
          <table:table-cell office:value-type="float" office:value="34745" table:style-name="ce13">
            <text:p>34.745</text:p>
          </table:table-cell>
          <table:table-cell office:value-type="float" office:value="29645" table:style-name="ce13">
            <text:p>29.645</text:p>
          </table:table-cell>
          <table:table-cell office:value-type="float" office:value="26514" table:style-name="ce13">
            <text:p>26.51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</text:p>
          </table:table-cell>
          <table:table-cell office:value-type="float" office:value="28" table:style-name="ce13">
            <text:p>28</text:p>
          </table:table-cell>
          <table:table-cell office:value-type="float" office:value="23" table:style-name="ce13">
            <text:p>23</text:p>
          </table:table-cell>
          <table:table-cell office:value-type="float" office:value="65" table:style-name="ce13">
            <text:p>65</text:p>
          </table:table-cell>
          <table:table-cell office:value-type="float" office:value="35" table:style-name="ce13">
            <text:p>35</text:p>
          </table:table-cell>
          <table:table-cell office:value-type="float" office:value="39" table:style-name="ce13">
            <text:p>39</text:p>
          </table:table-cell>
          <table:table-cell office:value-type="float" office:value="46" table:style-name="ce13">
            <text:p>46</text:p>
          </table:table-cell>
          <table:table-cell office:value-type="float" office:value="54" table:style-name="ce13">
            <text:p>54</text:p>
          </table:table-cell>
          <table:table-cell office:value-type="float" office:value="46" table:style-name="ce13">
            <text:p>46</text:p>
          </table:table-cell>
          <table:table-cell office:value-type="float" office:value="39" table:style-name="ce13">
            <text:p>39</text:p>
          </table:table-cell>
          <table:table-cell office:value-type="float" office:value="52" table:style-name="ce13">
            <text:p>52</text:p>
          </table:table-cell>
          <table:table-cell office:value-type="float" office:value="73" table:style-name="ce13">
            <text:p>73</text:p>
          </table:table-cell>
          <table:table-cell office:value-type="float" office:value="70" table:style-name="ce13">
            <text:p>7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</text:p>
          </table:table-cell>
          <table:table-cell office:value-type="float" office:value="1224" table:style-name="ce13">
            <text:p>1.224</text:p>
          </table:table-cell>
          <table:table-cell office:value-type="float" office:value="1035" table:style-name="ce13">
            <text:p>1.035</text:p>
          </table:table-cell>
          <table:table-cell office:value-type="float" office:value="1172" table:style-name="ce13">
            <text:p>1.172</text:p>
          </table:table-cell>
          <table:table-cell office:value-type="float" office:value="936" table:style-name="ce13">
            <text:p>936</text:p>
          </table:table-cell>
          <table:table-cell office:value-type="float" office:value="1345" table:style-name="ce13">
            <text:p>1.345</text:p>
          </table:table-cell>
          <table:table-cell office:value-type="float" office:value="1446" table:style-name="ce13">
            <text:p>1.446</text:p>
          </table:table-cell>
          <table:table-cell office:value-type="float" office:value="1258" table:style-name="ce13">
            <text:p>1.258</text:p>
          </table:table-cell>
          <table:table-cell office:value-type="float" office:value="1467" table:style-name="ce13">
            <text:p>1.467</text:p>
          </table:table-cell>
          <table:table-cell office:value-type="float" office:value="1206" table:style-name="ce13">
            <text:p>1.206</text:p>
          </table:table-cell>
          <table:table-cell office:value-type="float" office:value="1427" table:style-name="ce13">
            <text:p>1.427</text:p>
          </table:table-cell>
          <table:table-cell office:value-type="float" office:value="1360" table:style-name="ce13">
            <text:p>1.360</text:p>
          </table:table-cell>
          <table:table-cell office:value-type="float" office:value="1434" table:style-name="ce13">
            <text:p>1.43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</text:p>
          </table:table-cell>
          <table:table-cell office:value-type="float" office:value="23629" table:style-name="ce13">
            <text:p>23.629</text:p>
          </table:table-cell>
          <table:table-cell office:value-type="float" office:value="19463" table:style-name="ce13">
            <text:p>19.463</text:p>
          </table:table-cell>
          <table:table-cell office:value-type="float" office:value="22414" table:style-name="ce13">
            <text:p>22.414</text:p>
          </table:table-cell>
          <table:table-cell office:value-type="float" office:value="16389" table:style-name="ce13">
            <text:p>16.389</text:p>
          </table:table-cell>
          <table:table-cell office:value-type="float" office:value="20469" table:style-name="ce13">
            <text:p>20.469</text:p>
          </table:table-cell>
          <table:table-cell office:value-type="float" office:value="19534" table:style-name="ce13">
            <text:p>19.534</text:p>
          </table:table-cell>
          <table:table-cell office:value-type="float" office:value="18495" table:style-name="ce13">
            <text:p>18.495</text:p>
          </table:table-cell>
          <table:table-cell office:value-type="float" office:value="20877" table:style-name="ce13">
            <text:p>20.877</text:p>
          </table:table-cell>
          <table:table-cell office:value-type="float" office:value="17120" table:style-name="ce13">
            <text:p>17.120</text:p>
          </table:table-cell>
          <table:table-cell office:value-type="float" office:value="18525" table:style-name="ce13">
            <text:p>18.525</text:p>
          </table:table-cell>
          <table:table-cell office:value-type="float" office:value="17631" table:style-name="ce13">
            <text:p>17.631</text:p>
          </table:table-cell>
          <table:table-cell office:value-type="float" office:value="15960" table:style-name="ce13">
            <text:p>15.960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786" table:style-name="ce13">
            <text:p>786</text:p>
          </table:table-cell>
          <table:table-cell office:value-type="float" office:value="780" table:style-name="ce13">
            <text:p>780</text:p>
          </table:table-cell>
          <table:table-cell office:value-type="float" office:value="806" table:style-name="ce13">
            <text:p>806</text:p>
          </table:table-cell>
          <table:table-cell office:value-type="float" office:value="840" table:style-name="ce13">
            <text:p>840</text:p>
          </table:table-cell>
          <table:table-cell office:value-type="float" office:value="856" table:style-name="ce13">
            <text:p>856</text:p>
          </table:table-cell>
          <table:table-cell office:value-type="float" office:value="873" table:style-name="ce13">
            <text:p>873</text:p>
          </table:table-cell>
          <table:table-cell office:value-type="float" office:value="819" table:style-name="ce13">
            <text:p>819</text:p>
          </table:table-cell>
          <table:table-cell office:value-type="float" office:value="791" table:style-name="ce13">
            <text:p>791</text:p>
          </table:table-cell>
          <table:table-cell office:value-type="float" office:value="738" table:style-name="ce13">
            <text:p>738</text:p>
          </table:table-cell>
          <table:table-cell office:value-type="float" office:value="750" table:style-name="ce13">
            <text:p>750</text:p>
          </table:table-cell>
          <table:table-cell office:value-type="float" office:value="808" table:style-name="ce13">
            <text:p>808</text:p>
          </table:table-cell>
          <table:table-cell office:value-type="float" office:value="842" table:style-name="ce13">
            <text:p>84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26204" table:style-name="ce13">
            <text:p>26.204</text:p>
          </table:table-cell>
          <table:table-cell office:value-type="float" office:value="26382" table:style-name="ce13">
            <text:p>26.382</text:p>
          </table:table-cell>
          <table:table-cell office:value-type="float" office:value="25038" table:style-name="ce13">
            <text:p>25.038</text:p>
          </table:table-cell>
          <table:table-cell office:value-type="float" office:value="26036" table:style-name="ce13">
            <text:p>26.036</text:p>
          </table:table-cell>
          <table:table-cell office:value-type="float" office:value="23540" table:style-name="ce13">
            <text:p>23.540</text:p>
          </table:table-cell>
          <table:table-cell office:value-type="float" office:value="25180" table:style-name="ce13">
            <text:p>25.180</text:p>
          </table:table-cell>
          <table:table-cell office:value-type="float" office:value="23754" table:style-name="ce13">
            <text:p>23.754</text:p>
          </table:table-cell>
          <table:table-cell office:value-type="float" office:value="25127" table:style-name="ce13">
            <text:p>25.127</text:p>
          </table:table-cell>
          <table:table-cell office:value-type="float" office:value="26737" table:style-name="ce13">
            <text:p>26.737</text:p>
          </table:table-cell>
          <table:table-cell office:value-type="float" office:value="27001" table:style-name="ce13">
            <text:p>27.001</text:p>
          </table:table-cell>
          <table:table-cell office:value-type="float" office:value="27566" table:style-name="ce13">
            <text:p>27.566</text:p>
          </table:table-cell>
          <table:table-cell office:value-type="float" office:value="25170" table:style-name="ce13">
            <text:p>25.17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13832" table:style-name="ce13">
            <text:p>113.832</text:p>
          </table:table-cell>
          <table:table-cell office:value-type="float" office:value="118661" table:style-name="ce13">
            <text:p>118.661</text:p>
          </table:table-cell>
          <table:table-cell office:value-type="float" office:value="114008" table:style-name="ce13">
            <text:p>114.008</text:p>
          </table:table-cell>
          <table:table-cell office:value-type="float" office:value="115858" table:style-name="ce13">
            <text:p>115.858</text:p>
          </table:table-cell>
          <table:table-cell office:value-type="float" office:value="105799" table:style-name="ce13">
            <text:p>105.799</text:p>
          </table:table-cell>
          <table:table-cell office:value-type="float" office:value="106995" table:style-name="ce13">
            <text:p>106.995</text:p>
          </table:table-cell>
          <table:table-cell office:value-type="float" office:value="97018" table:style-name="ce13">
            <text:p>97.018</text:p>
          </table:table-cell>
          <table:table-cell office:value-type="float" office:value="98821" table:style-name="ce13">
            <text:p>98.821</text:p>
          </table:table-cell>
          <table:table-cell office:value-type="float" office:value="102302" table:style-name="ce13">
            <text:p>102.302</text:p>
          </table:table-cell>
          <table:table-cell office:value-type="float" office:value="104030" table:style-name="ce13">
            <text:p>104.030</text:p>
          </table:table-cell>
          <table:table-cell office:value-type="float" office:value="106700" table:style-name="ce13">
            <text:p>106.700</text:p>
          </table:table-cell>
          <table:table-cell office:value-type="float" office:value="96795" table:style-name="ce13">
            <text:p>96.79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02" table:style-name="ce13">
            <text:p>102</text:p>
          </table:table-cell>
          <table:table-cell office:value-type="float" office:value="104" table:style-name="ce13">
            <text:p>104</text:p>
          </table:table-cell>
          <table:table-cell office:value-type="float" office:value="88" table:style-name="ce13">
            <text:p>88</text:p>
          </table:table-cell>
          <table:table-cell office:value-type="float" office:value="116" table:style-name="ce13">
            <text:p>116</text:p>
          </table:table-cell>
          <table:table-cell office:value-type="float" office:value="123" table:style-name="ce13">
            <text:p>123</text:p>
          </table:table-cell>
          <table:table-cell office:value-type="float" office:value="139" table:style-name="ce13">
            <text:p>139</text:p>
          </table:table-cell>
          <table:table-cell office:value-type="float" office:value="120" table:style-name="ce13">
            <text:p>120</text:p>
          </table:table-cell>
          <table:table-cell office:value-type="float" office:value="138" table:style-name="ce13">
            <text:p>138</text:p>
          </table:table-cell>
          <table:table-cell office:value-type="float" office:value="145" table:style-name="ce13">
            <text:p>145</text:p>
          </table:table-cell>
          <table:table-cell office:value-type="float" office:value="138" table:style-name="ce13">
            <text:p>138</text:p>
          </table:table-cell>
          <table:table-cell office:value-type="float" office:value="137" table:style-name="ce13">
            <text:p>137</text:p>
          </table:table-cell>
          <table:table-cell office:value-type="float" office:value="163" table:style-name="ce13">
            <text:p>16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3510" table:style-name="ce13">
            <text:p>3.510</text:p>
          </table:table-cell>
          <table:table-cell office:value-type="float" office:value="3603" table:style-name="ce13">
            <text:p>3.603</text:p>
          </table:table-cell>
          <table:table-cell office:value-type="float" office:value="3442" table:style-name="ce13">
            <text:p>3.442</text:p>
          </table:table-cell>
          <table:table-cell office:value-type="float" office:value="3428" table:style-name="ce13">
            <text:p>3.428</text:p>
          </table:table-cell>
          <table:table-cell office:value-type="float" office:value="3140" table:style-name="ce13">
            <text:p>3.140</text:p>
          </table:table-cell>
          <table:table-cell office:value-type="float" office:value="3451" table:style-name="ce13">
            <text:p>3.451</text:p>
          </table:table-cell>
          <table:table-cell office:value-type="float" office:value="3724" table:style-name="ce13">
            <text:p>3.724</text:p>
          </table:table-cell>
          <table:table-cell office:value-type="float" office:value="4047" table:style-name="ce13">
            <text:p>4.047</text:p>
          </table:table-cell>
          <table:table-cell office:value-type="float" office:value="4169" table:style-name="ce13">
            <text:p>4.169</text:p>
          </table:table-cell>
          <table:table-cell office:value-type="float" office:value="3930" table:style-name="ce13">
            <text:p>3.930</text:p>
          </table:table-cell>
          <table:table-cell office:value-type="float" office:value="4098" table:style-name="ce13">
            <text:p>4.098</text:p>
          </table:table-cell>
          <table:table-cell office:value-type="float" office:value="3992" table:style-name="ce13">
            <text:p>3.99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61481" table:style-name="ce13">
            <text:p>61.481</text:p>
          </table:table-cell>
          <table:table-cell office:value-type="float" office:value="64953" table:style-name="ce13">
            <text:p>64.953</text:p>
          </table:table-cell>
          <table:table-cell office:value-type="float" office:value="63228" table:style-name="ce13">
            <text:p>63.228</text:p>
          </table:table-cell>
          <table:table-cell office:value-type="float" office:value="65512" table:style-name="ce13">
            <text:p>65.512</text:p>
          </table:table-cell>
          <table:table-cell office:value-type="float" office:value="58275" table:style-name="ce13">
            <text:p>58.275</text:p>
          </table:table-cell>
          <table:table-cell office:value-type="float" office:value="59276" table:style-name="ce13">
            <text:p>59.276</text:p>
          </table:table-cell>
          <table:table-cell office:value-type="float" office:value="56402" table:style-name="ce13">
            <text:p>56.402</text:p>
          </table:table-cell>
          <table:table-cell office:value-type="float" office:value="58513" table:style-name="ce13">
            <text:p>58.513</text:p>
          </table:table-cell>
          <table:table-cell office:value-type="float" office:value="58924" table:style-name="ce13">
            <text:p>58.924</text:p>
          </table:table-cell>
          <table:table-cell office:value-type="float" office:value="56503" table:style-name="ce13">
            <text:p>56.503</text:p>
          </table:table-cell>
          <table:table-cell office:value-type="float" office:value="56526" table:style-name="ce13">
            <text:p>56.526</text:p>
          </table:table-cell>
          <table:table-cell office:value-type="float" office:value="53281" table:style-name="ce13">
            <text:p>53.281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spondidas</text:p>
          </table:table-cell>
          <table:table-cell office:value-type="float" office:value="253" table:style-name="ce13">
            <text:p>253</text:p>
          </table:table-cell>
          <table:table-cell office:value-type="float" office:value="279" table:style-name="ce13">
            <text:p>279</text:p>
          </table:table-cell>
          <table:table-cell office:value-type="float" office:value="308" table:style-name="ce13">
            <text:p>308</text:p>
          </table:table-cell>
          <table:table-cell office:value-type="float" office:value="269" table:style-name="ce13">
            <text:p>269</text:p>
          </table:table-cell>
          <table:table-cell office:value-type="float" office:value="296" table:style-name="ce13">
            <text:p>296</text:p>
          </table:table-cell>
          <table:table-cell office:value-type="float" office:value="254" table:style-name="ce13">
            <text:p>254</text:p>
          </table:table-cell>
          <table:table-cell office:value-type="float" office:value="241" table:style-name="ce13">
            <text:p>241</text:p>
          </table:table-cell>
          <table:table-cell office:value-type="float" office:value="243" table:style-name="ce13">
            <text:p>243</text:p>
          </table:table-cell>
          <table:table-cell office:value-type="float" office:value="254" table:style-name="ce13">
            <text:p>254</text:p>
          </table:table-cell>
          <table:table-cell office:value-type="float" office:value="299" table:style-name="ce13">
            <text:p>299</text:p>
          </table:table-cell>
          <table:table-cell office:value-type="float" office:value="277" table:style-name="ce13">
            <text:p>277</text:p>
          </table:table-cell>
          <table:table-cell office:value-type="float" office:value="277" table:style-name="ce13">
            <text:p>27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spondidas</text:p>
          </table:table-cell>
          <table:table-cell office:value-type="float" office:value="9298" table:style-name="ce13">
            <text:p>9.298</text:p>
          </table:table-cell>
          <table:table-cell office:value-type="float" office:value="7333" table:style-name="ce13">
            <text:p>7.333</text:p>
          </table:table-cell>
          <table:table-cell office:value-type="float" office:value="9270" table:style-name="ce13">
            <text:p>9.270</text:p>
          </table:table-cell>
          <table:table-cell office:value-type="float" office:value="6820" table:style-name="ce13">
            <text:p>6.820</text:p>
          </table:table-cell>
          <table:table-cell office:value-type="float" office:value="8967" table:style-name="ce13">
            <text:p>8.967</text:p>
          </table:table-cell>
          <table:table-cell office:value-type="float" office:value="7929" table:style-name="ce13">
            <text:p>7.929</text:p>
          </table:table-cell>
          <table:table-cell office:value-type="float" office:value="8198" table:style-name="ce13">
            <text:p>8.198</text:p>
          </table:table-cell>
          <table:table-cell office:value-type="float" office:value="10578" table:style-name="ce13">
            <text:p>10.578</text:p>
          </table:table-cell>
          <table:table-cell office:value-type="float" office:value="8190" table:style-name="ce13">
            <text:p>8.190</text:p>
          </table:table-cell>
          <table:table-cell office:value-type="float" office:value="8768" table:style-name="ce13">
            <text:p>8.768</text:p>
          </table:table-cell>
          <table:table-cell office:value-type="float" office:value="8180" table:style-name="ce13">
            <text:p>8.180</text:p>
          </table:table-cell>
          <table:table-cell office:value-type="float" office:value="6985" table:style-name="ce13">
            <text:p>6.98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spondidas</text:p>
          </table:table-cell>
          <table:table-cell office:value-type="float" office:value="40126" table:style-name="ce13">
            <text:p>40.126</text:p>
          </table:table-cell>
          <table:table-cell office:value-type="float" office:value="34824" table:style-name="ce13">
            <text:p>34.824</text:p>
          </table:table-cell>
          <table:table-cell office:value-type="float" office:value="40500" table:style-name="ce13">
            <text:p>40.500</text:p>
          </table:table-cell>
          <table:table-cell office:value-type="float" office:value="30181" table:style-name="ce13">
            <text:p>30.181</text:p>
          </table:table-cell>
          <table:table-cell office:value-type="float" office:value="35899" table:style-name="ce13">
            <text:p>35.899</text:p>
          </table:table-cell>
          <table:table-cell office:value-type="float" office:value="30442" table:style-name="ce13">
            <text:p>30.442</text:p>
          </table:table-cell>
          <table:table-cell office:value-type="float" office:value="31812" table:style-name="ce13">
            <text:p>31.812</text:p>
          </table:table-cell>
          <table:table-cell office:value-type="float" office:value="39348" table:style-name="ce13">
            <text:p>39.348</text:p>
          </table:table-cell>
          <table:table-cell office:value-type="float" office:value="32293" table:style-name="ce13">
            <text:p>32.293</text:p>
          </table:table-cell>
          <table:table-cell office:value-type="float" office:value="34581" table:style-name="ce13">
            <text:p>34.581</text:p>
          </table:table-cell>
          <table:table-cell office:value-type="float" office:value="29600" table:style-name="ce13">
            <text:p>29.600</text:p>
          </table:table-cell>
          <table:table-cell office:value-type="float" office:value="26341" table:style-name="ce13">
            <text:p>26.34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spondidas</text:p>
          </table:table-cell>
          <table:table-cell office:value-type="float" office:value="28" table:style-name="ce13">
            <text:p>28</text:p>
          </table:table-cell>
          <table:table-cell office:value-type="float" office:value="21" table:style-name="ce13">
            <text:p>21</text:p>
          </table:table-cell>
          <table:table-cell office:value-type="float" office:value="63" table:style-name="ce13">
            <text:p>63</text:p>
          </table:table-cell>
          <table:table-cell office:value-type="float" office:value="32" table:style-name="ce13">
            <text:p>32</text:p>
          </table:table-cell>
          <table:table-cell office:value-type="float" office:value="35" table:style-name="ce13">
            <text:p>35</text:p>
          </table:table-cell>
          <table:table-cell office:value-type="float" office:value="42" table:style-name="ce13">
            <text:p>42</text:p>
          </table:table-cell>
          <table:table-cell office:value-type="float" office:value="51" table:style-name="ce13">
            <text:p>51</text:p>
          </table:table-cell>
          <table:table-cell office:value-type="float" office:value="37" table:style-name="ce13">
            <text:p>37</text:p>
          </table:table-cell>
          <table:table-cell office:value-type="float" office:value="36" table:style-name="ce13">
            <text:p>36</text:p>
          </table:table-cell>
          <table:table-cell office:value-type="float" office:value="49" table:style-name="ce13">
            <text:p>49</text:p>
          </table:table-cell>
          <table:table-cell office:value-type="float" office:value="68" table:style-name="ce13">
            <text:p>68</text:p>
          </table:table-cell>
          <table:table-cell office:value-type="float" office:value="42" table:style-name="ce13">
            <text:p>4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spondidas</text:p>
          </table:table-cell>
          <table:table-cell office:value-type="float" office:value="1224" table:style-name="ce13">
            <text:p>1.224</text:p>
          </table:table-cell>
          <table:table-cell office:value-type="float" office:value="1034" table:style-name="ce13">
            <text:p>1.034</text:p>
          </table:table-cell>
          <table:table-cell office:value-type="float" office:value="1171" table:style-name="ce13">
            <text:p>1.171</text:p>
          </table:table-cell>
          <table:table-cell office:value-type="float" office:value="935" table:style-name="ce13">
            <text:p>935</text:p>
          </table:table-cell>
          <table:table-cell office:value-type="float" office:value="1345" table:style-name="ce13">
            <text:p>1.345</text:p>
          </table:table-cell>
          <table:table-cell office:value-type="float" office:value="1441" table:style-name="ce13">
            <text:p>1.441</text:p>
          </table:table-cell>
          <table:table-cell office:value-type="float" office:value="1258" table:style-name="ce13">
            <text:p>1.258</text:p>
          </table:table-cell>
          <table:table-cell office:value-type="float" office:value="1461" table:style-name="ce13">
            <text:p>1.461</text:p>
          </table:table-cell>
          <table:table-cell office:value-type="float" office:value="1200" table:style-name="ce13">
            <text:p>1.200</text:p>
          </table:table-cell>
          <table:table-cell office:value-type="float" office:value="1426" table:style-name="ce13">
            <text:p>1.426</text:p>
          </table:table-cell>
          <table:table-cell office:value-type="float" office:value="1351" table:style-name="ce13">
            <text:p>1.351</text:p>
          </table:table-cell>
          <table:table-cell office:value-type="float" office:value="1431" table:style-name="ce13">
            <text:p>1.43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spondidas</text:p>
          </table:table-cell>
          <table:table-cell office:value-type="float" office:value="23612" table:style-name="ce13">
            <text:p>23.612</text:p>
          </table:table-cell>
          <table:table-cell office:value-type="float" office:value="19450" table:style-name="ce13">
            <text:p>19.450</text:p>
          </table:table-cell>
          <table:table-cell office:value-type="float" office:value="22404" table:style-name="ce13">
            <text:p>22.404</text:p>
          </table:table-cell>
          <table:table-cell office:value-type="float" office:value="16381" table:style-name="ce13">
            <text:p>16.381</text:p>
          </table:table-cell>
          <table:table-cell office:value-type="float" office:value="20461" table:style-name="ce13">
            <text:p>20.461</text:p>
          </table:table-cell>
          <table:table-cell office:value-type="float" office:value="19519" table:style-name="ce13">
            <text:p>19.519</text:p>
          </table:table-cell>
          <table:table-cell office:value-type="float" office:value="18487" table:style-name="ce13">
            <text:p>18.487</text:p>
          </table:table-cell>
          <table:table-cell office:value-type="float" office:value="20869" table:style-name="ce13">
            <text:p>20.869</text:p>
          </table:table-cell>
          <table:table-cell office:value-type="float" office:value="17117" table:style-name="ce13">
            <text:p>17.117</text:p>
          </table:table-cell>
          <table:table-cell office:value-type="float" office:value="18508" table:style-name="ce13">
            <text:p>18.508</text:p>
          </table:table-cell>
          <table:table-cell office:value-type="float" office:value="17613" table:style-name="ce13">
            <text:p>17.613</text:p>
          </table:table-cell>
          <table:table-cell office:value-type="float" office:value="15947" table:style-name="ce13">
            <text:p>15.947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228" table:style-name="ce13">
            <text:p>228</text:p>
          </table:table-cell>
          <table:table-cell office:value-type="float" office:value="257" table:style-name="ce13">
            <text:p>257</text:p>
          </table:table-cell>
          <table:table-cell office:value-type="float" office:value="284" table:style-name="ce13">
            <text:p>284</text:p>
          </table:table-cell>
          <table:table-cell office:value-type="float" office:value="253" table:style-name="ce13">
            <text:p>253</text:p>
          </table:table-cell>
          <table:table-cell office:value-type="float" office:value="272" table:style-name="ce13">
            <text:p>272</text:p>
          </table:table-cell>
          <table:table-cell office:value-type="float" office:value="228" table:style-name="ce13">
            <text:p>228</text:p>
          </table:table-cell>
          <table:table-cell office:value-type="float" office:value="212" table:style-name="ce13">
            <text:p>212</text:p>
          </table:table-cell>
          <table:table-cell office:value-type="float" office:value="223" table:style-name="ce13">
            <text:p>223</text:p>
          </table:table-cell>
          <table:table-cell office:value-type="float" office:value="235" table:style-name="ce13">
            <text:p>235</text:p>
          </table:table-cell>
          <table:table-cell office:value-type="float" office:value="260" table:style-name="ce13">
            <text:p>260</text:p>
          </table:table-cell>
          <table:table-cell office:value-type="float" office:value="249" table:style-name="ce13">
            <text:p>249</text:p>
          </table:table-cell>
          <table:table-cell office:value-type="float" office:value="255" table:style-name="ce13">
            <text:p>25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8290" table:style-name="ce13">
            <text:p>8.290</text:p>
          </table:table-cell>
          <table:table-cell office:value-type="float" office:value="6221" table:style-name="ce13">
            <text:p>6.221</text:p>
          </table:table-cell>
          <table:table-cell office:value-type="float" office:value="8176" table:style-name="ce13">
            <text:p>8.176</text:p>
          </table:table-cell>
          <table:table-cell office:value-type="float" office:value="6047" table:style-name="ce13">
            <text:p>6.047</text:p>
          </table:table-cell>
          <table:table-cell office:value-type="float" office:value="7934" table:style-name="ce13">
            <text:p>7.934</text:p>
          </table:table-cell>
          <table:table-cell office:value-type="float" office:value="7038" table:style-name="ce13">
            <text:p>7.038</text:p>
          </table:table-cell>
          <table:table-cell office:value-type="float" office:value="7290" table:style-name="ce13">
            <text:p>7.290</text:p>
          </table:table-cell>
          <table:table-cell office:value-type="float" office:value="9373" table:style-name="ce13">
            <text:p>9.373</text:p>
          </table:table-cell>
          <table:table-cell office:value-type="float" office:value="7336" table:style-name="ce13">
            <text:p>7.336</text:p>
          </table:table-cell>
          <table:table-cell office:value-type="float" office:value="7816" table:style-name="ce13">
            <text:p>7.816</text:p>
          </table:table-cell>
          <table:table-cell office:value-type="float" office:value="7265" table:style-name="ce13">
            <text:p>7.265</text:p>
          </table:table-cell>
          <table:table-cell office:value-type="float" office:value="6453" table:style-name="ce13">
            <text:p>6.45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34591" table:style-name="ce13">
            <text:p>34.591</text:p>
          </table:table-cell>
          <table:table-cell office:value-type="float" office:value="29481" table:style-name="ce13">
            <text:p>29.481</text:p>
          </table:table-cell>
          <table:table-cell office:value-type="float" office:value="34427" table:style-name="ce13">
            <text:p>34.427</text:p>
          </table:table-cell>
          <table:table-cell office:value-type="float" office:value="26023" table:style-name="ce13">
            <text:p>26.023</text:p>
          </table:table-cell>
          <table:table-cell office:value-type="float" office:value="30770" table:style-name="ce13">
            <text:p>30.770</text:p>
          </table:table-cell>
          <table:table-cell office:value-type="float" office:value="26761" table:style-name="ce13">
            <text:p>26.761</text:p>
          </table:table-cell>
          <table:table-cell office:value-type="float" office:value="27230" table:style-name="ce13">
            <text:p>27.230</text:p>
          </table:table-cell>
          <table:table-cell office:value-type="float" office:value="33042" table:style-name="ce13">
            <text:p>33.042</text:p>
          </table:table-cell>
          <table:table-cell office:value-type="float" office:value="27782" table:style-name="ce13">
            <text:p>27.782</text:p>
          </table:table-cell>
          <table:table-cell office:value-type="float" office:value="29946" table:style-name="ce13">
            <text:p>29.946</text:p>
          </table:table-cell>
          <table:table-cell office:value-type="float" office:value="25773" table:style-name="ce13">
            <text:p>25.773</text:p>
          </table:table-cell>
          <table:table-cell office:value-type="float" office:value="23273" table:style-name="ce13">
            <text:p>23.27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21" table:style-name="ce13">
            <text:p>21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25" table:style-name="ce13">
            <text:p>25</text:p>
          </table:table-cell>
          <table:table-cell office:value-type="float" office:value="22" table:style-name="ce13">
            <text:p>22</text:p>
          </table:table-cell>
          <table:table-cell office:value-type="float" office:value="33" table:style-name="ce13">
            <text:p>33</text:p>
          </table:table-cell>
          <table:table-cell office:value-type="float" office:value="42" table:style-name="ce13">
            <text:p>42</text:p>
          </table:table-cell>
          <table:table-cell office:value-type="float" office:value="28" table:style-name="ce13">
            <text:p>28</text:p>
          </table:table-cell>
          <table:table-cell office:value-type="float" office:value="18" table:style-name="ce13">
            <text:p>18</text:p>
          </table:table-cell>
          <table:table-cell office:value-type="float" office:value="38" table:style-name="ce13">
            <text:p>38</text:p>
          </table:table-cell>
          <table:table-cell office:value-type="float" office:value="47" table:style-name="ce13">
            <text:p>47</text:p>
          </table:table-cell>
          <table:table-cell office:value-type="float" office:value="39" table:style-name="ce13">
            <text:p>3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1014" table:style-name="ce13">
            <text:p>1.014</text:p>
          </table:table-cell>
          <table:table-cell office:value-type="float" office:value="837" table:style-name="ce13">
            <text:p>837</text:p>
          </table:table-cell>
          <table:table-cell office:value-type="float" office:value="955" table:style-name="ce13">
            <text:p>955</text:p>
          </table:table-cell>
          <table:table-cell office:value-type="float" office:value="782" table:style-name="ce13">
            <text:p>782</text:p>
          </table:table-cell>
          <table:table-cell office:value-type="float" office:value="1030" table:style-name="ce13">
            <text:p>1.030</text:p>
          </table:table-cell>
          <table:table-cell office:value-type="float" office:value="1105" table:style-name="ce13">
            <text:p>1.105</text:p>
          </table:table-cell>
          <table:table-cell office:value-type="float" office:value="999" table:style-name="ce13">
            <text:p>999</text:p>
          </table:table-cell>
          <table:table-cell office:value-type="float" office:value="1174" table:style-name="ce13">
            <text:p>1.174</text:p>
          </table:table-cell>
          <table:table-cell office:value-type="float" office:value="967" table:style-name="ce13">
            <text:p>967</text:p>
          </table:table-cell>
          <table:table-cell office:value-type="float" office:value="1138" table:style-name="ce13">
            <text:p>1.138</text:p>
          </table:table-cell>
          <table:table-cell office:value-type="float" office:value="1139" table:style-name="ce13">
            <text:p>1.139</text:p>
          </table:table-cell>
          <table:table-cell office:value-type="float" office:value="1214" table:style-name="ce13">
            <text:p>1.21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20453" table:style-name="ce13">
            <text:p>20.453</text:p>
          </table:table-cell>
          <table:table-cell office:value-type="float" office:value="16863" table:style-name="ce13">
            <text:p>16.863</text:p>
          </table:table-cell>
          <table:table-cell office:value-type="float" office:value="19442" table:style-name="ce13">
            <text:p>19.442</text:p>
          </table:table-cell>
          <table:table-cell office:value-type="float" office:value="14383" table:style-name="ce13">
            <text:p>14.383</text:p>
          </table:table-cell>
          <table:table-cell office:value-type="float" office:value="17885" table:style-name="ce13">
            <text:p>17.885</text:p>
          </table:table-cell>
          <table:table-cell office:value-type="float" office:value="16970" table:style-name="ce13">
            <text:p>16.970</text:p>
          </table:table-cell>
          <table:table-cell office:value-type="float" office:value="15929" table:style-name="ce13">
            <text:p>15.929</text:p>
          </table:table-cell>
          <table:table-cell office:value-type="float" office:value="18045" table:style-name="ce13">
            <text:p>18.045</text:p>
          </table:table-cell>
          <table:table-cell office:value-type="float" office:value="14700" table:style-name="ce13">
            <text:p>14.700</text:p>
          </table:table-cell>
          <table:table-cell office:value-type="float" office:value="16059" table:style-name="ce13">
            <text:p>16.059</text:p>
          </table:table-cell>
          <table:table-cell office:value-type="float" office:value="15311" table:style-name="ce13">
            <text:p>15.311</text:p>
          </table:table-cell>
          <table:table-cell office:value-type="float" office:value="13849" table:style-name="ce13">
            <text:p>13.849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786" table:style-name="ce13">
            <text:p>786</text:p>
          </table:table-cell>
          <table:table-cell office:value-type="float" office:value="780" table:style-name="ce13">
            <text:p>780</text:p>
          </table:table-cell>
          <table:table-cell office:value-type="float" office:value="806" table:style-name="ce13">
            <text:p>806</text:p>
          </table:table-cell>
          <table:table-cell office:value-type="float" office:value="840" table:style-name="ce13">
            <text:p>840</text:p>
          </table:table-cell>
          <table:table-cell office:value-type="float" office:value="856" table:style-name="ce13">
            <text:p>856</text:p>
          </table:table-cell>
          <table:table-cell office:value-type="float" office:value="873" table:style-name="ce13">
            <text:p>873</text:p>
          </table:table-cell>
          <table:table-cell office:value-type="float" office:value="819" table:style-name="ce13">
            <text:p>819</text:p>
          </table:table-cell>
          <table:table-cell office:value-type="float" office:value="791" table:style-name="ce13">
            <text:p>791</text:p>
          </table:table-cell>
          <table:table-cell office:value-type="float" office:value="737" table:style-name="ce13">
            <text:p>737</text:p>
          </table:table-cell>
          <table:table-cell office:value-type="float" office:value="750" table:style-name="ce13">
            <text:p>750</text:p>
          </table:table-cell>
          <table:table-cell office:value-type="float" office:value="808" table:style-name="ce13">
            <text:p>808</text:p>
          </table:table-cell>
          <table:table-cell office:value-type="float" office:value="842" table:style-name="ce13">
            <text:p>84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26168" table:style-name="ce13">
            <text:p>26.168</text:p>
          </table:table-cell>
          <table:table-cell office:value-type="float" office:value="26342" table:style-name="ce13">
            <text:p>26.342</text:p>
          </table:table-cell>
          <table:table-cell office:value-type="float" office:value="25030" table:style-name="ce13">
            <text:p>25.030</text:p>
          </table:table-cell>
          <table:table-cell office:value-type="float" office:value="26024" table:style-name="ce13">
            <text:p>26.024</text:p>
          </table:table-cell>
          <table:table-cell office:value-type="float" office:value="23520" table:style-name="ce13">
            <text:p>23.520</text:p>
          </table:table-cell>
          <table:table-cell office:value-type="float" office:value="25179" table:style-name="ce13">
            <text:p>25.179</text:p>
          </table:table-cell>
          <table:table-cell office:value-type="float" office:value="23753" table:style-name="ce13">
            <text:p>23.753</text:p>
          </table:table-cell>
          <table:table-cell office:value-type="float" office:value="25121" table:style-name="ce13">
            <text:p>25.121</text:p>
          </table:table-cell>
          <table:table-cell office:value-type="float" office:value="26729" table:style-name="ce13">
            <text:p>26.729</text:p>
          </table:table-cell>
          <table:table-cell office:value-type="float" office:value="26985" table:style-name="ce13">
            <text:p>26.985</text:p>
          </table:table-cell>
          <table:table-cell office:value-type="float" office:value="27549" table:style-name="ce13">
            <text:p>27.549</text:p>
          </table:table-cell>
          <table:table-cell office:value-type="float" office:value="25142" table:style-name="ce13">
            <text:p>25.14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13593" table:style-name="ce13">
            <text:p>113.593</text:p>
          </table:table-cell>
          <table:table-cell office:value-type="float" office:value="118403" table:style-name="ce13">
            <text:p>118.403</text:p>
          </table:table-cell>
          <table:table-cell office:value-type="float" office:value="113796" table:style-name="ce13">
            <text:p>113.796</text:p>
          </table:table-cell>
          <table:table-cell office:value-type="float" office:value="115631" table:style-name="ce13">
            <text:p>115.631</text:p>
          </table:table-cell>
          <table:table-cell office:value-type="float" office:value="105496" table:style-name="ce13">
            <text:p>105.496</text:p>
          </table:table-cell>
          <table:table-cell office:value-type="float" office:value="106669" table:style-name="ce13">
            <text:p>106.669</text:p>
          </table:table-cell>
          <table:table-cell office:value-type="float" office:value="96755" table:style-name="ce13">
            <text:p>96.755</text:p>
          </table:table-cell>
          <table:table-cell office:value-type="float" office:value="98619" table:style-name="ce13">
            <text:p>98.619</text:p>
          </table:table-cell>
          <table:table-cell office:value-type="float" office:value="102063" table:style-name="ce13">
            <text:p>102.063</text:p>
          </table:table-cell>
          <table:table-cell office:value-type="float" office:value="103738" table:style-name="ce13">
            <text:p>103.738</text:p>
          </table:table-cell>
          <table:table-cell office:value-type="float" office:value="106489" table:style-name="ce13">
            <text:p>106.489</text:p>
          </table:table-cell>
          <table:table-cell office:value-type="float" office:value="96453" table:style-name="ce13">
            <text:p>96.45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02" table:style-name="ce13">
            <text:p>102</text:p>
          </table:table-cell>
          <table:table-cell office:value-type="float" office:value="104" table:style-name="ce13">
            <text:p>104</text:p>
          </table:table-cell>
          <table:table-cell office:value-type="float" office:value="88" table:style-name="ce13">
            <text:p>88</text:p>
          </table:table-cell>
          <table:table-cell office:value-type="float" office:value="116" table:style-name="ce13">
            <text:p>116</text:p>
          </table:table-cell>
          <table:table-cell office:value-type="float" office:value="122" table:style-name="ce13">
            <text:p>122</text:p>
          </table:table-cell>
          <table:table-cell office:value-type="float" office:value="138" table:style-name="ce13">
            <text:p>138</text:p>
          </table:table-cell>
          <table:table-cell office:value-type="float" office:value="120" table:style-name="ce13">
            <text:p>120</text:p>
          </table:table-cell>
          <table:table-cell office:value-type="float" office:value="135" table:style-name="ce13">
            <text:p>135</text:p>
          </table:table-cell>
          <table:table-cell office:value-type="float" office:value="143" table:style-name="ce13">
            <text:p>143</text:p>
          </table:table-cell>
          <table:table-cell office:value-type="float" office:value="137" table:style-name="ce13">
            <text:p>137</text:p>
          </table:table-cell>
          <table:table-cell office:value-type="float" office:value="136" table:style-name="ce13">
            <text:p>136</text:p>
          </table:table-cell>
          <table:table-cell office:value-type="float" office:value="162" table:style-name="ce13">
            <text:p>16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3509" table:style-name="ce13">
            <text:p>3.509</text:p>
          </table:table-cell>
          <table:table-cell office:value-type="float" office:value="3602" table:style-name="ce13">
            <text:p>3.602</text:p>
          </table:table-cell>
          <table:table-cell office:value-type="float" office:value="3442" table:style-name="ce13">
            <text:p>3.442</text:p>
          </table:table-cell>
          <table:table-cell office:value-type="float" office:value="3428" table:style-name="ce13">
            <text:p>3.428</text:p>
          </table:table-cell>
          <table:table-cell office:value-type="float" office:value="3140" table:style-name="ce13">
            <text:p>3.140</text:p>
          </table:table-cell>
          <table:table-cell office:value-type="float" office:value="3451" table:style-name="ce13">
            <text:p>3.451</text:p>
          </table:table-cell>
          <table:table-cell office:value-type="float" office:value="3724" table:style-name="ce13">
            <text:p>3.724</text:p>
          </table:table-cell>
          <table:table-cell office:value-type="float" office:value="4047" table:style-name="ce13">
            <text:p>4.047</text:p>
          </table:table-cell>
          <table:table-cell office:value-type="float" office:value="4169" table:style-name="ce13">
            <text:p>4.169</text:p>
          </table:table-cell>
          <table:table-cell office:value-type="float" office:value="3930" table:style-name="ce13">
            <text:p>3.930</text:p>
          </table:table-cell>
          <table:table-cell office:value-type="float" office:value="4098" table:style-name="ce13">
            <text:p>4.098</text:p>
          </table:table-cell>
          <table:table-cell office:value-type="float" office:value="3950" table:style-name="ce13">
            <text:p>3.95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61475" table:style-name="ce13">
            <text:p>61.475</text:p>
          </table:table-cell>
          <table:table-cell office:value-type="float" office:value="64927" table:style-name="ce13">
            <text:p>64.927</text:p>
          </table:table-cell>
          <table:table-cell office:value-type="float" office:value="63204" table:style-name="ce13">
            <text:p>63.204</text:p>
          </table:table-cell>
          <table:table-cell office:value-type="float" office:value="65493" table:style-name="ce13">
            <text:p>65.493</text:p>
          </table:table-cell>
          <table:table-cell office:value-type="float" office:value="58264" table:style-name="ce13">
            <text:p>58.264</text:p>
          </table:table-cell>
          <table:table-cell office:value-type="float" office:value="59264" table:style-name="ce13">
            <text:p>59.264</text:p>
          </table:table-cell>
          <table:table-cell office:value-type="float" office:value="56387" table:style-name="ce13">
            <text:p>56.387</text:p>
          </table:table-cell>
          <table:table-cell office:value-type="float" office:value="58506" table:style-name="ce13">
            <text:p>58.506</text:p>
          </table:table-cell>
          <table:table-cell office:value-type="float" office:value="58919" table:style-name="ce13">
            <text:p>58.919</text:p>
          </table:table-cell>
          <table:table-cell office:value-type="float" office:value="56498" table:style-name="ce13">
            <text:p>56.498</text:p>
          </table:table-cell>
          <table:table-cell office:value-type="float" office:value="56505" table:style-name="ce13">
            <text:p>56.505</text:p>
          </table:table-cell>
          <table:table-cell office:value-type="float" office:value="53251" table:style-name="ce13">
            <text:p>53.251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abertas</text:p>
          </table:table-cell>
          <table:table-cell office:value-type="float" office:value="7.9050000000000002" table:style-name="ce10">
            <text:p>7,905</text:p>
          </table:table-cell>
          <table:table-cell office:value-type="float" office:value="4.3010000000000002" table:style-name="ce10">
            <text:p>4,301</text:p>
          </table:table-cell>
          <table:table-cell office:value-type="float" office:value="3.8959999999999999" table:style-name="ce10">
            <text:p>3,896</text:p>
          </table:table-cell>
          <table:table-cell office:value-type="float" office:value="4.8330000000000002" table:style-name="ce10">
            <text:p>4,833</text:p>
          </table:table-cell>
          <table:table-cell office:value-type="float" office:value="6.4189999999999996" table:style-name="ce10">
            <text:p>6,419</text:p>
          </table:table-cell>
          <table:table-cell office:value-type="float" office:value="8.2680000000000007" table:style-name="ce10">
            <text:p>8,268</text:p>
          </table:table-cell>
          <table:table-cell office:value-type="float" office:value="6.2240000000000002" table:style-name="ce10">
            <text:p>6,224</text:p>
          </table:table-cell>
          <table:table-cell office:value-type="float" office:value="7.407" table:style-name="ce10">
            <text:p>7,407</text:p>
          </table:table-cell>
          <table:table-cell office:value-type="float" office:value="7.0869999999999997" table:style-name="ce10">
            <text:p>7,087</text:p>
          </table:table-cell>
          <table:table-cell office:value-type="float" office:value="7.0229999999999997" table:style-name="ce10">
            <text:p>7,023</text:p>
          </table:table-cell>
          <table:table-cell office:value-type="float" office:value="4.3319999999999999" table:style-name="ce10">
            <text:p>4,332</text:p>
          </table:table-cell>
          <table:table-cell office:value-type="float" office:value="6.4980000000000002" table:style-name="ce10">
            <text:p>6,49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abertas</text:p>
          </table:table-cell>
          <table:table-cell office:value-type="float" office:value="4.7539999999999996" table:style-name="ce10">
            <text:p>4,754</text:p>
          </table:table-cell>
          <table:table-cell office:value-type="float" office:value="7.1319999999999997" table:style-name="ce10">
            <text:p>7,132</text:p>
          </table:table-cell>
          <table:table-cell office:value-type="float" office:value="6.4829999999999997" table:style-name="ce10">
            <text:p>6,483</text:p>
          </table:table-cell>
          <table:table-cell office:value-type="float" office:value="4.9710000000000001" table:style-name="ce10">
            <text:p>4,971</text:p>
          </table:table-cell>
          <table:table-cell office:value-type="float" office:value="5.085" table:style-name="ce10">
            <text:p>5,085</text:p>
          </table:table-cell>
          <table:table-cell office:value-type="float" office:value="5.6" table:style-name="ce10">
            <text:p>5,600</text:p>
          </table:table-cell>
          <table:table-cell office:value-type="float" office:value="4.9770000000000003" table:style-name="ce10">
            <text:p>4,977</text:p>
          </table:table-cell>
          <table:table-cell office:value-type="float" office:value="4.6319999999999997" table:style-name="ce10">
            <text:p>4,632</text:p>
          </table:table-cell>
          <table:table-cell office:value-type="float" office:value="5.14" table:style-name="ce10">
            <text:p>5,140</text:p>
          </table:table-cell>
          <table:table-cell office:value-type="float" office:value="5.36" table:style-name="ce10">
            <text:p>5,360</text:p>
          </table:table-cell>
          <table:table-cell office:value-type="float" office:value="5.8310000000000004" table:style-name="ce10">
            <text:p>5,831</text:p>
          </table:table-cell>
          <table:table-cell office:value-type="float" office:value="5.97" table:style-name="ce10">
            <text:p>5,97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abertas</text:p>
          </table:table-cell>
          <table:table-cell office:value-type="float" office:value="8.8469999999999995" table:style-name="ce10">
            <text:p>8,847</text:p>
          </table:table-cell>
          <table:table-cell office:value-type="float" office:value="11.449" table:style-name="ce10">
            <text:p>11,449</text:p>
          </table:table-cell>
          <table:table-cell office:value-type="float" office:value="12.583" table:style-name="ce10">
            <text:p>12,583</text:p>
          </table:table-cell>
          <table:table-cell office:value-type="float" office:value="13.141" table:style-name="ce10">
            <text:p>13,141</text:p>
          </table:table-cell>
          <table:table-cell office:value-type="float" office:value="12.677" table:style-name="ce10">
            <text:p>12,677</text:p>
          </table:table-cell>
          <table:table-cell office:value-type="float" office:value="11.28" table:style-name="ce10">
            <text:p>11,280</text:p>
          </table:table-cell>
          <table:table-cell office:value-type="float" office:value="12.461" table:style-name="ce10">
            <text:p>12,461</text:p>
          </table:table-cell>
          <table:table-cell office:value-type="float" office:value="13.472" table:style-name="ce10">
            <text:p>13,472</text:p>
          </table:table-cell>
          <table:table-cell office:value-type="float" office:value="10.442" table:style-name="ce10">
            <text:p>10,442</text:p>
          </table:table-cell>
          <table:table-cell office:value-type="float" office:value="9.1929999999999996" table:style-name="ce10">
            <text:p>9,193</text:p>
          </table:table-cell>
          <table:table-cell office:value-type="float" office:value="8.5739999999999998" table:style-name="ce10">
            <text:p>8,574</text:p>
          </table:table-cell>
          <table:table-cell office:value-type="float" office:value="7.4980000000000002" table:style-name="ce10">
            <text:p>7,49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abertas</text:p>
          </table:table-cell>
          <table:table-cell office:value-type="float" office:value="3.5710000000000002" table:style-name="ce10">
            <text:p>3,571</text:p>
          </table:table-cell>
          <table:table-cell office:value-type="float" office:value="23.81" table:style-name="ce10">
            <text:p>23,810</text:p>
          </table:table-cell>
          <table:table-cell office:value-type="float" office:value="9.5239999999999991" table:style-name="ce10">
            <text:p>9,524</text:p>
          </table:table-cell>
          <table:table-cell office:value-type="float" office:value="21.875" table:style-name="ce10">
            <text:p>21,875</text:p>
          </table:table-cell>
          <table:table-cell office:value-type="float" office:value="25.713999999999999" table:style-name="ce10">
            <text:p>25,714</text:p>
          </table:table-cell>
          <table:table-cell office:value-type="float" office:value="28.571000000000002" table:style-name="ce10">
            <text:p>28,571</text:p>
          </table:table-cell>
          <table:table-cell office:value-type="float" office:value="3.9220000000000002" table:style-name="ce10">
            <text:p>3,922</text:p>
          </table:table-cell>
          <table:table-cell office:value-type="float" office:value="16.216000000000001" table:style-name="ce10">
            <text:p>16,216</text:p>
          </table:table-cell>
          <table:table-cell office:value-type="float" office:value="16.667000000000002" table:style-name="ce10">
            <text:p>16,667</text:p>
          </table:table-cell>
          <table:table-cell office:value-type="float" office:value="18.367000000000001" table:style-name="ce10">
            <text:p>18,367</text:p>
          </table:table-cell>
          <table:table-cell office:value-type="float" office:value="11.765000000000001" table:style-name="ce10">
            <text:p>11,765</text:p>
          </table:table-cell>
          <table:table-cell office:value-type="float" office:value="30.952000000000002" table:style-name="ce10">
            <text:p>30,95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abertas</text:p>
          </table:table-cell>
          <table:table-cell office:value-type="float" office:value="11.846" table:style-name="ce10">
            <text:p>11,846</text:p>
          </table:table-cell>
          <table:table-cell office:value-type="float" office:value="13.83" table:style-name="ce10">
            <text:p>13,830</text:p>
          </table:table-cell>
          <table:table-cell office:value-type="float" office:value="16.055" table:style-name="ce10">
            <text:p>16,055</text:p>
          </table:table-cell>
          <table:table-cell office:value-type="float" office:value="14.332000000000001" table:style-name="ce10">
            <text:p>14,332</text:p>
          </table:table-cell>
          <table:table-cell office:value-type="float" office:value="17.620999999999999" table:style-name="ce10">
            <text:p>17,621</text:p>
          </table:table-cell>
          <table:table-cell office:value-type="float" office:value="15.266999999999999" table:style-name="ce10">
            <text:p>15,267</text:p>
          </table:table-cell>
          <table:table-cell office:value-type="float" office:value="14.467000000000001" table:style-name="ce10">
            <text:p>14,467</text:p>
          </table:table-cell>
          <table:table-cell office:value-type="float" office:value="13.279" table:style-name="ce10">
            <text:p>13,279</text:p>
          </table:table-cell>
          <table:table-cell office:value-type="float" office:value="13.25" table:style-name="ce10">
            <text:p>13,250</text:p>
          </table:table-cell>
          <table:table-cell office:value-type="float" office:value="12.903" table:style-name="ce10">
            <text:p>12,903</text:p>
          </table:table-cell>
          <table:table-cell office:value-type="float" office:value="10.659000000000001" table:style-name="ce10">
            <text:p>10,659</text:p>
          </table:table-cell>
          <table:table-cell office:value-type="float" office:value="15.374000000000001" table:style-name="ce10">
            <text:p>15,37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abertas</text:p>
          </table:table-cell>
          <table:table-cell office:value-type="float" office:value="6.6319999999999997" table:style-name="ce10">
            <text:p>6,632</text:p>
          </table:table-cell>
          <table:table-cell office:value-type="float" office:value="6.3390000000000004" table:style-name="ce10">
            <text:p>6,339</text:p>
          </table:table-cell>
          <table:table-cell office:value-type="float" office:value="6.593" table:style-name="ce10">
            <text:p>6,593</text:p>
          </table:table-cell>
          <table:table-cell office:value-type="float" office:value="5.5190000000000001" table:style-name="ce10">
            <text:p>5,519</text:p>
          </table:table-cell>
          <table:table-cell office:value-type="float" office:value="5.8109999999999999" table:style-name="ce10">
            <text:p>5,811</text:p>
          </table:table-cell>
          <table:table-cell office:value-type="float" office:value="6.0250000000000004" table:style-name="ce10">
            <text:p>6,025</text:p>
          </table:table-cell>
          <table:table-cell office:value-type="float" office:value="6.3129999999999997" table:style-name="ce10">
            <text:p>6,313</text:p>
          </table:table-cell>
          <table:table-cell office:value-type="float" office:value="6.1379999999999999" table:style-name="ce10">
            <text:p>6,138</text:p>
          </table:table-cell>
          <table:table-cell office:value-type="float" office:value="5.819" table:style-name="ce10">
            <text:p>5,819</text:p>
          </table:table-cell>
          <table:table-cell office:value-type="float" office:value="6.359" table:style-name="ce10">
            <text:p>6,359</text:p>
          </table:table-cell>
          <table:table-cell office:value-type="float" office:value="6.0919999999999996" table:style-name="ce10">
            <text:p>6,092</text:p>
          </table:table-cell>
          <table:table-cell office:value-type="float" office:value="5.55" table:style-name="ce10">
            <text:p>5,550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90.119" table:style-name="ce10">
            <text:p>90,119</text:p>
          </table:table-cell>
          <table:table-cell office:value-type="float" office:value="92.114999999999995" table:style-name="ce10">
            <text:p>92,115</text:p>
          </table:table-cell>
          <table:table-cell office:value-type="float" office:value="92.207999999999998" table:style-name="ce10">
            <text:p>92,208</text:p>
          </table:table-cell>
          <table:table-cell office:value-type="float" office:value="94.052000000000007" table:style-name="ce10">
            <text:p>94,052</text:p>
          </table:table-cell>
          <table:table-cell office:value-type="float" office:value="91.891999999999996" table:style-name="ce10">
            <text:p>91,892</text:p>
          </table:table-cell>
          <table:table-cell office:value-type="float" office:value="89.763999999999996" table:style-name="ce10">
            <text:p>89,764</text:p>
          </table:table-cell>
          <table:table-cell office:value-type="float" office:value="87.966999999999999" table:style-name="ce10">
            <text:p>87,967</text:p>
          </table:table-cell>
          <table:table-cell office:value-type="float" office:value="91.77" table:style-name="ce10">
            <text:p>91,770</text:p>
          </table:table-cell>
          <table:table-cell office:value-type="float" office:value="88.015000000000001" table:style-name="ce10">
            <text:p>88,015</text:p>
          </table:table-cell>
          <table:table-cell office:value-type="float" office:value="86.956999999999994" table:style-name="ce10">
            <text:p>86,957</text:p>
          </table:table-cell>
          <table:table-cell office:value-type="float" office:value="89.891999999999996" table:style-name="ce10">
            <text:p>89,892</text:p>
          </table:table-cell>
          <table:table-cell office:value-type="float" office:value="92.058000000000007" table:style-name="ce10">
            <text:p>92,05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8.834000000000003" table:style-name="ce10">
            <text:p>88,834</text:p>
          </table:table-cell>
          <table:table-cell office:value-type="float" office:value="84.742999999999995" table:style-name="ce10">
            <text:p>84,743</text:p>
          </table:table-cell>
          <table:table-cell office:value-type="float" office:value="87.322000000000003" table:style-name="ce10">
            <text:p>87,322</text:p>
          </table:table-cell>
          <table:table-cell office:value-type="float" office:value="88.432000000000002" table:style-name="ce10">
            <text:p>88,432</text:p>
          </table:table-cell>
          <table:table-cell office:value-type="float" office:value="88.341999999999999" table:style-name="ce10">
            <text:p>88,342</text:p>
          </table:table-cell>
          <table:table-cell office:value-type="float" office:value="88.64" table:style-name="ce10">
            <text:p>88,640</text:p>
          </table:table-cell>
          <table:table-cell office:value-type="float" office:value="88.772999999999996" table:style-name="ce10">
            <text:p>88,773</text:p>
          </table:table-cell>
          <table:table-cell office:value-type="float" office:value="88.507999999999996" table:style-name="ce10">
            <text:p>88,508</text:p>
          </table:table-cell>
          <table:table-cell office:value-type="float" office:value="89.453000000000003" table:style-name="ce10">
            <text:p>89,453</text:p>
          </table:table-cell>
          <table:table-cell office:value-type="float" office:value="89.070999999999998" table:style-name="ce10">
            <text:p>89,071</text:p>
          </table:table-cell>
          <table:table-cell office:value-type="float" office:value="88.662000000000006" table:style-name="ce10">
            <text:p>88,662</text:p>
          </table:table-cell>
          <table:table-cell office:value-type="float" office:value="89.488" table:style-name="ce10">
            <text:p>89,48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5.77" table:style-name="ce10">
            <text:p>85,770</text:p>
          </table:table-cell>
          <table:table-cell office:value-type="float" office:value="84.533000000000001" table:style-name="ce10">
            <text:p>84,533</text:p>
          </table:table-cell>
          <table:table-cell office:value-type="float" office:value="84.683000000000007" table:style-name="ce10">
            <text:p>84,683</text:p>
          </table:table-cell>
          <table:table-cell office:value-type="float" office:value="85.960999999999999" table:style-name="ce10">
            <text:p>85,961</text:p>
          </table:table-cell>
          <table:table-cell office:value-type="float" office:value="85.305999999999997" table:style-name="ce10">
            <text:p>85,306</text:p>
          </table:table-cell>
          <table:table-cell office:value-type="float" office:value="87.238" table:style-name="ce10">
            <text:p>87,238</text:p>
          </table:table-cell>
          <table:table-cell office:value-type="float" office:value="84.888999999999996" table:style-name="ce10">
            <text:p>84,889</text:p>
          </table:table-cell>
          <table:table-cell office:value-type="float" office:value="83.546999999999997" table:style-name="ce10">
            <text:p>83,547</text:p>
          </table:table-cell>
          <table:table-cell office:value-type="float" office:value="85.736000000000004" table:style-name="ce10">
            <text:p>85,736</text:p>
          </table:table-cell>
          <table:table-cell office:value-type="float" office:value="86.188000000000002" table:style-name="ce10">
            <text:p>86,188</text:p>
          </table:table-cell>
          <table:table-cell office:value-type="float" office:value="86.938999999999993" table:style-name="ce10">
            <text:p>86,939</text:p>
          </table:table-cell>
          <table:table-cell office:value-type="float" office:value="87.775999999999996" table:style-name="ce10">
            <text:p>87,77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75" table:style-name="ce10">
            <text:p>75,000</text:p>
          </table:table-cell>
          <table:table-cell office:value-type="float" office:value="56.521999999999998" table:style-name="ce10">
            <text:p>56,522</text:p>
          </table:table-cell>
          <table:table-cell office:value-type="float" office:value="30.768999999999998" table:style-name="ce10">
            <text:p>30,769</text:p>
          </table:table-cell>
          <table:table-cell office:value-type="float" office:value="71.429000000000002" table:style-name="ce10">
            <text:p>71,429</text:p>
          </table:table-cell>
          <table:table-cell office:value-type="float" office:value="56.41" table:style-name="ce10">
            <text:p>56,410</text:p>
          </table:table-cell>
          <table:table-cell office:value-type="float" office:value="71.739000000000004" table:style-name="ce10">
            <text:p>71,739</text:p>
          </table:table-cell>
          <table:table-cell office:value-type="float" office:value="77.778000000000006" table:style-name="ce10">
            <text:p>77,778</text:p>
          </table:table-cell>
          <table:table-cell office:value-type="float" office:value="60.87" table:style-name="ce10">
            <text:p>60,870</text:p>
          </table:table-cell>
          <table:table-cell office:value-type="float" office:value="46.154000000000003" table:style-name="ce10">
            <text:p>46,154</text:p>
          </table:table-cell>
          <table:table-cell office:value-type="float" office:value="73.076999999999998" table:style-name="ce10">
            <text:p>73,077</text:p>
          </table:table-cell>
          <table:table-cell office:value-type="float" office:value="64.384" table:style-name="ce10">
            <text:p>64,384</text:p>
          </table:table-cell>
          <table:table-cell office:value-type="float" office:value="55.713999999999999" table:style-name="ce10">
            <text:p>55,71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2.843000000000004" table:style-name="ce10">
            <text:p>82,843</text:p>
          </table:table-cell>
          <table:table-cell office:value-type="float" office:value="80.87" table:style-name="ce10">
            <text:p>80,870</text:p>
          </table:table-cell>
          <table:table-cell office:value-type="float" office:value="81.484999999999999" table:style-name="ce10">
            <text:p>81,485</text:p>
          </table:table-cell>
          <table:table-cell office:value-type="float" office:value="83.546999999999997" table:style-name="ce10">
            <text:p>83,547</text:p>
          </table:table-cell>
          <table:table-cell office:value-type="float" office:value="76.58" table:style-name="ce10">
            <text:p>76,580</text:p>
          </table:table-cell>
          <table:table-cell office:value-type="float" office:value="76.418000000000006" table:style-name="ce10">
            <text:p>76,418</text:p>
          </table:table-cell>
          <table:table-cell office:value-type="float" office:value="79.412000000000006" table:style-name="ce10">
            <text:p>79,412</text:p>
          </table:table-cell>
          <table:table-cell office:value-type="float" office:value="80.027000000000001" table:style-name="ce10">
            <text:p>80,027</text:p>
          </table:table-cell>
          <table:table-cell office:value-type="float" office:value="80.182000000000002" table:style-name="ce10">
            <text:p>80,182</text:p>
          </table:table-cell>
          <table:table-cell office:value-type="float" office:value="79.748000000000005" table:style-name="ce10">
            <text:p>79,748</text:p>
          </table:table-cell>
          <table:table-cell office:value-type="float" office:value="83.75" table:style-name="ce10">
            <text:p>83,750</text:p>
          </table:table-cell>
          <table:table-cell office:value-type="float" office:value="84.658000000000001" table:style-name="ce10">
            <text:p>84,65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6.558999999999997" table:style-name="ce10">
            <text:p>86,559</text:p>
          </table:table-cell>
          <table:table-cell office:value-type="float" office:value="86.641000000000005" table:style-name="ce10">
            <text:p>86,641</text:p>
          </table:table-cell>
          <table:table-cell office:value-type="float" office:value="86.74" table:style-name="ce10">
            <text:p>86,740</text:p>
          </table:table-cell>
          <table:table-cell office:value-type="float" office:value="87.76" table:style-name="ce10">
            <text:p>87,760</text:p>
          </table:table-cell>
          <table:table-cell office:value-type="float" office:value="87.376000000000005" table:style-name="ce10">
            <text:p>87,376</text:p>
          </table:table-cell>
          <table:table-cell office:value-type="float" office:value="86.873999999999995" table:style-name="ce10">
            <text:p>86,874</text:p>
          </table:table-cell>
          <table:table-cell office:value-type="float" office:value="86.126000000000005" table:style-name="ce10">
            <text:p>86,126</text:p>
          </table:table-cell>
          <table:table-cell office:value-type="float" office:value="86.435000000000002" table:style-name="ce10">
            <text:p>86,435</text:p>
          </table:table-cell>
          <table:table-cell office:value-type="float" office:value="85.864000000000004" table:style-name="ce10">
            <text:p>85,864</text:p>
          </table:table-cell>
          <table:table-cell office:value-type="float" office:value="86.688000000000002" table:style-name="ce10">
            <text:p>86,688</text:p>
          </table:table-cell>
          <table:table-cell office:value-type="float" office:value="86.840999999999994" table:style-name="ce10">
            <text:p>86,841</text:p>
          </table:table-cell>
          <table:table-cell office:value-type="float" office:value="86.772999999999996" table:style-name="ce10">
            <text:p>86,773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12" table:style-name="ce12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no Período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9.864000000000004" table:style-name="ce10">
            <text:p>99,864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863" table:style-name="ce10">
            <text:p>99,863</text:p>
          </table:table-cell>
          <table:table-cell office:value-type="float" office:value="99.847999999999999" table:style-name="ce10">
            <text:p>99,848</text:p>
          </table:table-cell>
          <table:table-cell office:value-type="float" office:value="99.968000000000004" table:style-name="ce10">
            <text:p>99,968</text:p>
          </table:table-cell>
          <table:table-cell office:value-type="float" office:value="99.953999999999994" table:style-name="ce10">
            <text:p>99,954</text:p>
          </table:table-cell>
          <table:table-cell office:value-type="float" office:value="99.915000000000006" table:style-name="ce10">
            <text:p>99,915</text:p>
          </table:table-cell>
          <table:table-cell office:value-type="float" office:value="99.995999999999995" table:style-name="ce10">
            <text:p>99,996</text:p>
          </table:table-cell>
          <table:table-cell office:value-type="float" office:value="99.995999999999995" table:style-name="ce10">
            <text:p>99,996</text:p>
          </table:table-cell>
          <table:table-cell office:value-type="float" office:value="99.975999999999999" table:style-name="ce10">
            <text:p>99,976</text:p>
          </table:table-cell>
          <table:table-cell office:value-type="float" office:value="99.97" table:style-name="ce10">
            <text:p>99,970</text:p>
          </table:table-cell>
          <table:table-cell office:value-type="float" office:value="99.941000000000003" table:style-name="ce10">
            <text:p>99,941</text:p>
          </table:table-cell>
          <table:table-cell office:value-type="float" office:value="99.938000000000002" table:style-name="ce10">
            <text:p>99,938</text:p>
          </table:table-cell>
          <table:table-cell office:value-type="float" office:value="99.888999999999996" table:style-name="ce10">
            <text:p>99,88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79" table:style-name="ce10">
            <text:p>99,790</text:p>
          </table:table-cell>
          <table:table-cell office:value-type="float" office:value="99.783000000000001" table:style-name="ce10">
            <text:p>99,783</text:p>
          </table:table-cell>
          <table:table-cell office:value-type="float" office:value="99.813999999999993" table:style-name="ce10">
            <text:p>99,814</text:p>
          </table:table-cell>
          <table:table-cell office:value-type="float" office:value="99.804000000000002" table:style-name="ce10">
            <text:p>99,804</text:p>
          </table:table-cell>
          <table:table-cell office:value-type="float" office:value="99.713999999999999" table:style-name="ce10">
            <text:p>99,714</text:p>
          </table:table-cell>
          <table:table-cell office:value-type="float" office:value="99.694999999999993" table:style-name="ce10">
            <text:p>99,695</text:p>
          </table:table-cell>
          <table:table-cell office:value-type="float" office:value="99.728999999999999" table:style-name="ce10">
            <text:p>99,729</text:p>
          </table:table-cell>
          <table:table-cell office:value-type="float" office:value="99.796000000000006" table:style-name="ce10">
            <text:p>99,796</text:p>
          </table:table-cell>
          <table:table-cell office:value-type="float" office:value="99.766000000000005" table:style-name="ce10">
            <text:p>99,766</text:p>
          </table:table-cell>
          <table:table-cell office:value-type="float" office:value="99.718999999999994" table:style-name="ce10">
            <text:p>99,719</text:p>
          </table:table-cell>
          <table:table-cell office:value-type="float" office:value="99.802000000000007" table:style-name="ce10">
            <text:p>99,802</text:p>
          </table:table-cell>
          <table:table-cell office:value-type="float" office:value="99.647000000000006" table:style-name="ce10">
            <text:p>99,64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9.186999999999998" table:style-name="ce10">
            <text:p>99,187</text:p>
          </table:table-cell>
          <table:table-cell office:value-type="float" office:value="99.281000000000006" table:style-name="ce10">
            <text:p>99,281</text:p>
          </table:table-cell>
          <table:table-cell office:value-type="float" office:value="100" table:style-name="ce10">
            <text:p>100,000</text:p>
          </table:table-cell>
          <table:table-cell office:value-type="float" office:value="97.825999999999993" table:style-name="ce10">
            <text:p>97,826</text:p>
          </table:table-cell>
          <table:table-cell office:value-type="float" office:value="98.620999999999995" table:style-name="ce10">
            <text:p>98,621</text:p>
          </table:table-cell>
          <table:table-cell office:value-type="float" office:value="99.275000000000006" table:style-name="ce10">
            <text:p>99,275</text:p>
          </table:table-cell>
          <table:table-cell office:value-type="float" office:value="99.27" table:style-name="ce10">
            <text:p>99,270</text:p>
          </table:table-cell>
          <table:table-cell office:value-type="float" office:value="99.387" table:style-name="ce10">
            <text:p>99,38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971999999999994" table:style-name="ce10">
            <text:p>99,972</text:p>
          </table:table-cell>
          <table:table-cell office:value-type="float" office:value="99.971999999999994" table:style-name="ce10">
            <text:p>99,972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8.947999999999993" table:style-name="ce10">
            <text:p>98,94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99" table:style-name="ce10">
            <text:p>99,990</text:p>
          </table:table-cell>
          <table:table-cell office:value-type="float" office:value="99.96" table:style-name="ce10">
            <text:p>99,960</text:p>
          </table:table-cell>
          <table:table-cell office:value-type="float" office:value="99.962000000000003" table:style-name="ce10">
            <text:p>99,962</text:p>
          </table:table-cell>
          <table:table-cell office:value-type="float" office:value="99.971000000000004" table:style-name="ce10">
            <text:p>99,971</text:p>
          </table:table-cell>
          <table:table-cell office:value-type="float" office:value="99.980999999999995" table:style-name="ce10">
            <text:p>99,981</text:p>
          </table:table-cell>
          <table:table-cell office:value-type="float" office:value="99.98" table:style-name="ce10">
            <text:p>99,980</text:p>
          </table:table-cell>
          <table:table-cell office:value-type="float" office:value="99.972999999999999" table:style-name="ce10">
            <text:p>99,973</text:p>
          </table:table-cell>
          <table:table-cell office:value-type="float" office:value="99.988" table:style-name="ce10">
            <text:p>99,988</text:p>
          </table:table-cell>
          <table:table-cell office:value-type="float" office:value="99.992000000000004" table:style-name="ce10">
            <text:p>99,992</text:p>
          </table:table-cell>
          <table:table-cell office:value-type="float" office:value="99.991" table:style-name="ce10">
            <text:p>99,991</text:p>
          </table:table-cell>
          <table:table-cell office:value-type="float" office:value="99.962999999999994" table:style-name="ce10">
            <text:p>99,963</text:p>
          </table:table-cell>
          <table:table-cell office:value-type="float" office:value="99.944000000000003" table:style-name="ce10">
            <text:p>99,944</text:p>
          </table:table-cell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 number:language="pt" number:country="BR">
      <number:month number:textual="true"/>
      <number:text>/</number:text>
      <number:year/>
    </number:date-style>
    <number:number-style style:name="N37">
      <number:number number:decimal-places="3" number:min-integer-digits="1" number:grouping="true"/>
    </number:number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BuiltIn_Comma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esar Eustaquio da Fonseca</meta:initial-creator>
    <dc:creator>Herculano Araujo Rodrigues de Oliveira</dc:creator>
    <meta:creation-date>2014-01-29T16:01:58Z</meta:creation-date>
    <dc:date>2018-10-25T14:39:25Z</dc:date>
    <meta:print-date>2015-03-19T19:01:43Z</meta:print-date>
    <meta:editing-cycles>17</meta:editing-cycles>
    <meta:editing-duration>PT697S</meta:editing-duration>
    <meta:user-defined meta:name="ContentTypeId">0x0101002A45CBFE0405274DA36A8417DAB47682</meta:user-defined>
  </office:meta>
</office:document-meta>
</file>